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FreeSans" fo:font-size="14pt" fo:font-weight="bold" style:font-size-asian="14pt" style:font-weight-asian="bold" style:font-size-complex="14pt" style:font-weight-complex="bold"/>
    </style:style>
    <style:style style:name="P2" style:family="paragraph" style:parent-style-name="Standard">
      <style:text-properties style:font-name="FreeSans" fo:font-size="14pt" fo:font-weight="bold" officeooo:rsid="00077efe" officeooo:paragraph-rsid="00077efe"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FreeSans" fo:font-size="14pt" fo:font-weight="bold" officeooo:rsid="00077efe" officeooo:paragraph-rsid="00077efe"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FreeSans" fo:font-size="14pt" fo:font-weight="bold" officeooo:paragraph-rsid="00077efe" style:font-size-asian="14pt" style:font-weight-asian="bold" style:font-size-complex="14pt" style:font-weight-complex="bold"/>
    </style:style>
    <style:style style:name="P5" style:family="paragraph" style:parent-style-name="Standard">
      <style:text-properties style:font-name="FreeSans" fo:font-size="14pt" fo:font-weight="bold" officeooo:paragraph-rsid="000bafc2" style:font-size-asian="14pt" style:font-weight-asian="bold" style:font-size-complex="14pt" style:font-weight-complex="bold"/>
    </style:style>
    <style:style style:name="P6" style:family="paragraph" style:parent-style-name="Standard">
      <style:text-properties style:font-name="FreeSans" fo:font-size="14pt" fo:font-weight="bold" officeooo:rsid="000e7059" officeooo:paragraph-rsid="000e7059" style:font-size-asian="14pt" style:font-weight-asian="bold" style:font-size-complex="14pt" style:font-weight-complex="bold"/>
    </style:style>
    <style:style style:name="P7" style:family="paragraph" style:parent-style-name="Standard">
      <style:text-properties style:font-name="FreeSans" fo:font-size="14pt" fo:font-weight="bold" officeooo:rsid="000e7059" officeooo:paragraph-rsid="00406bbc" style:font-size-asian="14pt" style:font-weight-asian="bold" style:font-size-complex="14pt" style:font-weight-complex="bold"/>
    </style:style>
    <style:style style:name="P8" style:family="paragraph" style:parent-style-name="Standard">
      <style:text-properties style:font-name="FreeSans" fo:font-size="14pt" fo:font-weight="bold" officeooo:paragraph-rsid="00091956" style:font-size-asian="14pt" style:font-weight-asian="bold" style:font-size-complex="14pt" style:font-weight-complex="bold"/>
    </style:style>
    <style:style style:name="P9" style:family="paragraph" style:parent-style-name="Standard">
      <style:text-properties style:font-name="FreeSans" fo:font-size="14pt" fo:font-weight="bold" officeooo:rsid="0009f564" officeooo:paragraph-rsid="0009f564"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FreeSans" fo:font-size="14pt" fo:font-weight="bold" officeooo:rsid="001ba993" officeooo:paragraph-rsid="001ba993" style:font-size-asian="14pt" style:font-weight-asian="bold" style:font-size-complex="14pt" style:font-weight-complex="bold"/>
    </style:style>
    <style:style style:name="P11" style:family="paragraph" style:parent-style-name="Standard">
      <style:text-properties style:font-name="FreeSans" fo:font-size="14pt" fo:font-weight="bold" officeooo:rsid="000bafc2" officeooo:paragraph-rsid="00406bbc" style:font-size-asian="14pt" style:font-weight-asian="bold" style:font-size-complex="14pt" style:font-weight-complex="bold"/>
    </style:style>
    <style:style style:name="P12" style:family="paragraph" style:parent-style-name="Standard">
      <style:text-properties style:font-name="FreeSans" fo:font-size="14pt" fo:font-weight="bold" officeooo:rsid="0005f355" officeooo:paragraph-rsid="002e65a7" style:font-size-asian="14pt" style:font-weight-asian="bold" style:font-size-complex="14pt" style:font-weight-complex="bold"/>
    </style:style>
    <style:style style:name="P13" style:family="paragraph" style:parent-style-name="Standard">
      <style:text-properties style:font-name="FreeSans" fo:font-size="14pt" fo:font-weight="bold" officeooo:rsid="0005f355" officeooo:paragraph-rsid="003eaa64" style:font-size-asian="14pt" style:font-weight-asian="bold" style:font-size-complex="14pt" style:font-weight-complex="bold"/>
    </style:style>
    <style:style style:name="P14" style:family="paragraph" style:parent-style-name="Standard">
      <style:text-properties style:font-name="FreeSans" fo:font-size="14pt" fo:font-weight="bold" officeooo:paragraph-rsid="0029f082"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FreeSans" fo:font-size="14pt" fo:font-weight="normal" officeooo:rsid="00077efe" officeooo:paragraph-rsid="00077efe"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style:font-name="FreeSans" fo:font-size="14pt" fo:font-style="normal" fo:font-weight="normal" officeooo:rsid="00077efe" officeooo:paragraph-rsid="00077efe"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center" style:justify-single-word="false"/>
      <style:text-properties style:font-name="FreeSans" fo:font-size="14pt" fo:font-style="normal" fo:font-weight="normal" officeooo:rsid="001ba993" officeooo:paragraph-rsid="001ba993" style:font-size-asian="14pt" style:font-style-asian="normal" style:font-weight-asian="normal" style:font-size-complex="14pt" style:font-style-complex="normal" style:font-weight-complex="normal"/>
    </style:style>
    <style:style style:name="P18" style:family="paragraph" style:parent-style-name="Standard">
      <style:paragraph-properties fo:text-align="center" style:justify-single-word="false"/>
      <style:text-properties style:font-name="FreeSans" fo:font-size="20pt" fo:font-weight="bold" officeooo:paragraph-rsid="00077efe" style:font-size-asian="20pt" style:font-weight-asian="bold" style:font-size-complex="20pt" style:font-weight-complex="bold"/>
    </style:style>
    <style:style style:name="P19" style:family="paragraph" style:parent-style-name="Standard">
      <style:text-properties style:font-name="FreeSans" fo:font-weight="bold" officeooo:paragraph-rsid="0029f082" style:font-weight-asian="bold" style:font-weight-complex="bold"/>
    </style:style>
    <style:style style:name="P20" style:family="paragraph" style:parent-style-name="Standard">
      <style:text-properties style:font-name="FreeSerif"/>
    </style:style>
    <style:style style:name="P21" style:family="paragraph" style:parent-style-name="Standard">
      <style:text-properties style:font-name="FreeSerif" fo:font-size="14pt" fo:font-weight="normal" style:font-size-asian="14pt" style:font-weight-asian="normal" style:font-size-complex="14pt" style:font-weight-complex="normal"/>
    </style:style>
    <style:style style:name="P22" style:family="paragraph" style:parent-style-name="Standard">
      <style:text-properties style:font-name="FreeSerif" fo:font-size="14pt" fo:font-weight="normal" officeooo:rsid="000bafc2" officeooo:paragraph-rsid="000bafc2" style:font-size-asian="14pt" style:font-weight-asian="normal" style:font-size-complex="14pt" style:font-weight-complex="normal"/>
    </style:style>
    <style:style style:name="P23" style:family="paragraph" style:parent-style-name="Standard">
      <style:text-properties style:font-name="FreeSerif" fo:font-size="14pt" fo:font-weight="normal" officeooo:rsid="000e7059" officeooo:paragraph-rsid="000e7059" style:font-size-asian="14pt" style:font-weight-asian="normal" style:font-size-complex="14pt" style:font-weight-complex="normal"/>
    </style:style>
    <style:style style:name="P24" style:family="paragraph" style:parent-style-name="Standard">
      <style:text-properties style:font-name="FreeSerif" fo:font-size="14pt" fo:font-weight="normal" officeooo:rsid="00130544" officeooo:paragraph-rsid="00130544" style:font-size-asian="14pt" style:font-weight-asian="normal" style:font-size-complex="14pt" style:font-weight-complex="normal"/>
    </style:style>
    <style:style style:name="P25" style:family="paragraph" style:parent-style-name="Standard">
      <style:text-properties style:font-name="FreeSerif" fo:font-size="14pt" fo:font-weight="normal" officeooo:rsid="00130544" officeooo:paragraph-rsid="00148acd" style:font-size-asian="14pt" style:font-weight-asian="normal" style:font-size-complex="14pt" style:font-weight-complex="normal"/>
    </style:style>
    <style:style style:name="P26" style:family="paragraph" style:parent-style-name="Standard">
      <style:text-properties style:font-name="FreeSerif" fo:font-size="14pt" fo:font-weight="normal" officeooo:rsid="00130544" officeooo:paragraph-rsid="00406bbc" style:font-size-asian="14pt" style:font-weight-asian="normal" style:font-size-complex="14pt" style:font-weight-complex="normal"/>
    </style:style>
    <style:style style:name="P27" style:family="paragraph" style:parent-style-name="Standard">
      <style:text-properties style:font-name="FreeSerif" fo:font-size="14pt" fo:font-weight="normal" officeooo:paragraph-rsid="001ba993" style:font-size-asian="14pt" style:font-weight-asian="normal" style:font-size-complex="14pt" style:font-weight-complex="normal"/>
    </style:style>
    <style:style style:name="P28" style:family="paragraph" style:parent-style-name="Standard">
      <style:text-properties style:font-name="FreeSerif" fo:font-size="14pt" fo:font-weight="normal" officeooo:rsid="003e3aa1" officeooo:paragraph-rsid="00406bbc" style:font-size-asian="14pt" style:font-weight-asian="normal" style:font-size-complex="14pt" style:font-weight-complex="normal"/>
    </style:style>
    <style:style style:name="P29" style:family="paragraph" style:parent-style-name="Standard">
      <style:text-properties style:font-name="FreeSerif" fo:font-size="14pt" fo:font-weight="bold" officeooo:rsid="00130544" officeooo:paragraph-rsid="000bafc2" style:font-size-asian="14pt" style:font-weight-asian="bold" style:font-size-complex="14pt" style:font-weight-complex="bold"/>
    </style:style>
    <style:style style:name="P30" style:family="paragraph" style:parent-style-name="Standard">
      <style:text-properties style:font-name="FreeSerif" fo:font-size="14pt" fo:font-weight="bold" officeooo:rsid="00130544" officeooo:paragraph-rsid="00148acd" style:font-size-asian="14pt" style:font-weight-asian="bold" style:font-size-complex="14pt" style:font-weight-complex="bold"/>
    </style:style>
    <style:style style:name="P31" style:family="paragraph" style:parent-style-name="Standard">
      <style:text-properties style:font-name="FreeSerif" fo:font-size="14pt" fo:font-weight="bold" officeooo:rsid="00148acd" officeooo:paragraph-rsid="00148acd" style:font-size-asian="14pt" style:font-weight-asian="bold" style:font-size-complex="14pt" style:font-weight-complex="bold"/>
    </style:style>
    <style:style style:name="P32" style:family="paragraph" style:parent-style-name="Standard">
      <style:text-properties style:font-name="FreeSerif" fo:font-size="14pt" fo:font-weight="bold" officeooo:rsid="000e7059" officeooo:paragraph-rsid="000bafc2" style:font-size-asian="14pt" style:font-weight-asian="bold" style:font-size-complex="14pt" style:font-weight-complex="bold"/>
    </style:style>
    <style:style style:name="P33" style:family="paragraph" style:parent-style-name="Standard">
      <style:text-properties style:font-name="FreeSerif" fo:font-size="14pt" fo:font-weight="bold" officeooo:rsid="000e7059" officeooo:paragraph-rsid="00406bbc" style:font-size-asian="14pt" style:font-weight-asian="bold" style:font-size-complex="14pt" style:font-weight-complex="bold"/>
    </style:style>
    <style:style style:name="P34" style:family="paragraph" style:parent-style-name="Standard">
      <style:text-properties style:font-name="FreeSerif" fo:font-size="14pt" fo:font-weight="bold" officeooo:rsid="00406bbc" officeooo:paragraph-rsid="00406bbc" style:font-size-asian="14pt" style:font-weight-asian="bold" style:font-size-complex="14pt" style:font-weight-complex="bold"/>
    </style:style>
    <style:style style:name="P35" style:family="paragraph" style:parent-style-name="Standard">
      <style:text-properties style:font-name="FreeSerif" fo:font-size="14pt" style:font-size-asian="14pt" style:font-size-complex="14pt"/>
    </style:style>
    <style:style style:name="P36" style:family="paragraph" style:parent-style-name="Standard">
      <style:text-properties style:font-name="FreeSerif" fo:font-size="14pt" officeooo:paragraph-rsid="00091956" style:font-size-asian="14pt" style:font-size-complex="14pt"/>
    </style:style>
    <style:style style:name="P37" style:family="paragraph" style:parent-style-name="Standard">
      <style:text-properties style:font-name="FreeSerif" fo:font-size="14pt" officeooo:paragraph-rsid="0009f564" style:font-size-asian="14pt" style:font-size-complex="14pt"/>
    </style:style>
    <style:style style:name="P38" style:family="paragraph" style:parent-style-name="Standard">
      <style:text-properties style:font-name="FreeSerif" fo:font-size="14pt" officeooo:rsid="000bbd80" officeooo:paragraph-rsid="000bbd80" style:font-size-asian="14pt" style:font-size-complex="14pt"/>
    </style:style>
    <style:style style:name="P39" style:family="paragraph" style:parent-style-name="Standard">
      <style:text-properties style:font-name="FreeSerif" fo:font-size="14pt" officeooo:paragraph-rsid="000bbd80" style:font-size-asian="14pt" style:font-size-complex="14pt"/>
    </style:style>
    <style:style style:name="P40" style:family="paragraph" style:parent-style-name="Standard">
      <style:text-properties style:font-name="FreeSerif" fo:font-size="14pt" officeooo:rsid="000ce909" officeooo:paragraph-rsid="000ce909" style:font-size-asian="14pt" style:font-size-complex="14pt"/>
    </style:style>
    <style:style style:name="P41" style:family="paragraph" style:parent-style-name="Standard">
      <style:text-properties style:font-name="FreeSerif" fo:font-size="14pt" officeooo:paragraph-rsid="00406bbc" style:font-size-asian="14pt" style:font-size-complex="14pt"/>
    </style:style>
    <style:style style:name="P42" style:family="paragraph" style:parent-style-name="Standard">
      <style:text-properties style:font-name="FreeSerif" fo:font-size="14pt" officeooo:paragraph-rsid="001d1aa6" style:font-size-asian="14pt" style:font-size-complex="14pt"/>
    </style:style>
    <style:style style:name="P43" style:family="paragraph" style:parent-style-name="Standard">
      <style:text-properties style:font-name="FreeSerif" fo:font-size="14pt" officeooo:paragraph-rsid="0029f082" style:font-size-asian="14pt" style:font-size-complex="14pt"/>
    </style:style>
    <style:style style:name="P44" style:family="paragraph" style:parent-style-name="Standard">
      <style:text-properties style:font-name="FreeSerif" fo:font-size="14pt" officeooo:rsid="0031ca7c" officeooo:paragraph-rsid="003eaa64" style:font-size-asian="14pt" style:font-size-complex="14pt"/>
    </style:style>
    <style:style style:name="P45" style:family="paragraph" style:parent-style-name="Standard">
      <style:text-properties style:font-name="FreeSerif" fo:font-size="14pt" officeooo:rsid="0038aded" officeooo:paragraph-rsid="003eaa64" style:font-size-asian="14pt" style:font-size-complex="14pt"/>
    </style:style>
    <style:style style:name="P46" style:family="paragraph" style:parent-style-name="Standard">
      <style:text-properties style:font-name="FreeSerif" fo:font-size="14pt" officeooo:paragraph-rsid="003db1f8" style:font-size-asian="14pt" style:font-size-complex="14pt"/>
    </style:style>
    <style:style style:name="P47" style:family="paragraph" style:parent-style-name="Standard">
      <style:text-properties style:font-name="FreeSerif" fo:font-size="14pt" officeooo:rsid="003db1f8" officeooo:paragraph-rsid="003db1f8" style:font-size-asian="14pt" style:font-size-complex="14pt"/>
    </style:style>
    <style:style style:name="P48" style:family="paragraph" style:parent-style-name="Standard">
      <style:text-properties style:font-name="FreeSerif" fo:font-size="14pt" officeooo:rsid="003e3aa1" officeooo:paragraph-rsid="003e3aa1" style:font-size-asian="14pt" style:font-size-complex="14pt"/>
    </style:style>
    <style:style style:name="P49" style:family="paragraph" style:parent-style-name="Standard">
      <style:text-properties style:font-name="FreeSerif" fo:font-size="14pt" officeooo:paragraph-rsid="003eaa64" style:font-size-asian="14pt" style:font-size-complex="14pt"/>
    </style:style>
    <style:style style:name="P50" style:family="paragraph" style:parent-style-name="Standard">
      <style:text-properties style:font-name="FreeSerif" fo:font-size="14pt" officeooo:paragraph-rsid="000e7059" style:font-size-asian="14pt" style:font-size-complex="14pt"/>
    </style:style>
    <style:style style:name="P51" style:family="paragraph" style:parent-style-name="Standard">
      <style:text-properties style:font-name="FreeSerif" fo:font-size="14pt" officeooo:rsid="000659a9" officeooo:paragraph-rsid="000659a9" style:font-size-asian="14pt" style:font-size-complex="14pt"/>
    </style:style>
    <style:style style:name="P52" style:family="paragraph" style:parent-style-name="Standard">
      <style:text-properties style:font-name="FreeSerif" fo:font-size="14pt" officeooo:rsid="001bebb0" officeooo:paragraph-rsid="001bebb0" style:font-size-asian="14pt" style:font-size-complex="14pt"/>
    </style:style>
    <style:style style:name="P53" style:family="paragraph" style:parent-style-name="Standard">
      <style:text-properties style:font-name="FreeSerif" fo:font-size="14pt" officeooo:rsid="00046f32" officeooo:paragraph-rsid="00046f32" style:font-size-asian="14pt" style:font-size-complex="14pt"/>
    </style:style>
    <style:style style:name="P54" style:family="paragraph" style:parent-style-name="Standard">
      <style:text-properties style:font-name="FreeSerif" fo:font-size="12pt" officeooo:paragraph-rsid="0029f082" style:font-size-asian="12pt" style:font-size-complex="12pt"/>
    </style:style>
    <style:style style:name="P55" style:family="paragraph" style:parent-style-name="Standard">
      <style:text-properties style:font-name="FreeSerif" officeooo:paragraph-rsid="0029f082"/>
    </style:style>
    <style:style style:name="P56" style:family="paragraph" style:parent-style-name="Standard">
      <style:text-properties officeooo:paragraph-rsid="0009f564"/>
    </style:style>
    <style:style style:name="P57" style:family="paragraph" style:parent-style-name="Standard">
      <style:text-properties style:font-name="FreeMono" fo:font-size="14pt" style:font-size-asian="14pt" style:font-size-complex="14pt"/>
    </style:style>
    <style:style style:name="P58" style:family="paragraph" style:parent-style-name="Standard">
      <style:text-properties style:font-name="FreeMono" officeooo:paragraph-rsid="0029f082"/>
    </style:style>
    <style:style style:name="P59" style:family="paragraph" style:parent-style-name="Standard">
      <style:text-properties officeooo:paragraph-rsid="0029f082"/>
    </style:style>
    <style:style style:name="P60" style:family="paragraph" style:parent-style-name="Standard">
      <style:text-properties officeooo:paragraph-rsid="002e65a7"/>
    </style:style>
    <style:style style:name="P61" style:family="paragraph" style:parent-style-name="Standard">
      <style:text-properties officeooo:paragraph-rsid="0031ca7c"/>
    </style:style>
    <style:style style:name="P62" style:family="paragraph" style:parent-style-name="Standard">
      <style:text-properties officeooo:paragraph-rsid="003db1f8"/>
    </style:style>
    <style:style style:name="P63" style:family="paragraph" style:parent-style-name="Standard">
      <style:text-properties officeooo:paragraph-rsid="003eaa64"/>
    </style:style>
    <style:style style:name="P64" style:family="paragraph" style:parent-style-name="Standard">
      <style:text-properties officeooo:paragraph-rsid="00406bbc"/>
    </style:style>
    <style:style style:name="P65" style:family="paragraph" style:parent-style-name="Standard">
      <style:text-properties officeooo:rsid="00407d72" officeooo:paragraph-rsid="00407d72"/>
    </style:style>
    <style:style style:name="P66" style:family="paragraph" style:parent-style-name="Standard">
      <style:paragraph-properties fo:break-before="page"/>
      <style:text-properties style:font-name="FreeSerif" fo:font-size="14pt" fo:font-weight="normal" style:font-size-asian="14pt" style:font-weight-asian="normal" style:font-size-complex="14pt" style:font-weight-complex="normal"/>
    </style:style>
    <style:style style:name="P67" style:family="paragraph" style:parent-style-name="Standard">
      <style:paragraph-properties fo:break-before="page"/>
      <style:text-properties style:font-name="FreeSerif" fo:font-size="14pt" fo:font-weight="normal" officeooo:paragraph-rsid="002e65a7" style:font-size-asian="14pt" style:font-weight-asian="normal" style:font-size-complex="14pt" style:font-weight-complex="normal"/>
    </style:style>
    <style:style style:name="P68" style:family="paragraph" style:parent-style-name="Standard">
      <style:paragraph-properties fo:break-before="page"/>
      <style:text-properties style:font-name="FreeSans" fo:font-size="14pt" fo:font-weight="bold" officeooo:paragraph-rsid="003eaa64" style:font-size-asian="14pt" style:font-weight-asian="bold" style:font-size-complex="14pt" style:font-weight-complex="bold"/>
    </style:style>
    <style:style style:name="P69" style:family="paragraph" style:parent-style-name="Standard">
      <style:paragraph-properties fo:break-before="page"/>
      <style:text-properties style:font-name="FreeSans" fo:font-size="14pt" fo:font-weight="bold" officeooo:rsid="000e7059" officeooo:paragraph-rsid="000e7059" style:font-size-asian="14pt" style:font-weight-asian="bold" style:font-size-complex="14pt" style:font-weight-complex="bold"/>
    </style:style>
    <style:style style:name="P70" style:family="paragraph" style:parent-style-name="Standard">
      <style:paragraph-properties fo:break-before="page"/>
      <style:text-properties style:font-name="FreeSans" fo:font-size="14pt" fo:font-weight="bold" officeooo:rsid="00077efe" officeooo:paragraph-rsid="00407d72" style:font-size-asian="14pt" style:font-weight-asian="bold" style:font-size-complex="14pt" style:font-weight-complex="bold"/>
    </style:style>
    <style:style style:name="P71" style:family="paragraph" style:parent-style-name="Standard">
      <style:paragraph-properties fo:break-before="page"/>
      <style:text-properties style:font-name="FreeSans" fo:font-size="14pt" officeooo:paragraph-rsid="0029f082" style:font-size-asian="14pt" style:font-size-complex="14pt"/>
    </style:style>
    <style:style style:name="P72" style:family="paragraph" style:parent-style-name="Standard">
      <style:text-properties style:font-name="FreeSerif" fo:font-size="14pt" officeooo:rsid="000bbd80" officeooo:paragraph-rsid="000bbd80" style:font-size-asian="14pt" style:font-size-complex="14pt"/>
    </style:style>
    <style:style style:name="T1" style:family="text">
      <style:text-properties officeooo:rsid="00046f32"/>
    </style:style>
    <style:style style:name="T2" style:family="text">
      <style:text-properties officeooo:rsid="0005f355"/>
    </style:style>
    <style:style style:name="T3" style:family="text">
      <style:text-properties officeooo:rsid="000659a9"/>
    </style:style>
    <style:style style:name="T4" style:family="text">
      <style:text-properties style:font-name="FreeMono"/>
    </style:style>
    <style:style style:name="T5" style:family="text">
      <style:text-properties style:font-name="FreeMono" fo:font-weight="bold" style:font-weight-asian="bold" style:font-weight-complex="bold"/>
    </style:style>
    <style:style style:name="T6" style:family="text">
      <style:text-properties style:font-name="FreeMono" officeooo:rsid="000bbd80"/>
    </style:style>
    <style:style style:name="T7" style:family="text">
      <style:text-properties style:font-name="FreeMono" fo:font-weight="normal" officeooo:rsid="000ce909" style:font-weight-asian="normal" style:font-weight-complex="normal"/>
    </style:style>
    <style:style style:name="T8" style:family="text">
      <style:text-properties style:font-name="FreeMono" officeooo:rsid="001153ca"/>
    </style:style>
    <style:style style:name="T9" style:family="text">
      <style:text-properties style:font-name="FreeMono" officeooo:rsid="000bafc2"/>
    </style:style>
    <style:style style:name="T10" style:family="text">
      <style:text-properties style:font-name="FreeMono" officeooo:rsid="0020b71b"/>
    </style:style>
    <style:style style:name="T11" style:family="text">
      <style:text-properties style:font-name="FreeMono" officeooo:rsid="002222a2"/>
    </style:style>
    <style:style style:name="T12" style:family="text">
      <style:text-properties style:font-name="FreeMono" officeooo:rsid="00234658"/>
    </style:style>
    <style:style style:name="T13" style:family="text">
      <style:text-properties style:font-name="FreeMono" officeooo:rsid="003574ae"/>
    </style:style>
    <style:style style:name="T14" style:family="text">
      <style:text-properties style:font-name="FreeMono" officeooo:rsid="003eaa64"/>
    </style:style>
    <style:style style:name="T15" style:family="text">
      <style:text-properties style:font-name="FreeMono" officeooo:rsid="0005f355"/>
    </style:style>
    <style:style style:name="T16" style:family="text">
      <style:text-properties style:font-name="FreeMono" fo:font-size="14pt" style:font-size-asian="14pt" style:font-size-complex="14pt"/>
    </style:style>
    <style:style style:name="T17" style:family="text">
      <style:text-properties style:font-name="FreeMono" officeooo:rsid="00470e32"/>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09f564" style:font-style-asian="italic" style:font-weight-asian="bold" style:font-style-complex="italic" style:font-weight-complex="bold"/>
    </style:style>
    <style:style style:name="T20" style:family="text">
      <style:text-properties fo:font-style="italic" fo:font-weight="bold" officeooo:rsid="000bbd80" style:font-style-asian="italic" style:font-weight-asian="bold" style:font-style-complex="italic" style:font-weight-complex="bold"/>
    </style:style>
    <style:style style:name="T21" style:family="text">
      <style:text-properties fo:font-style="italic" fo:font-weight="bold" officeooo:rsid="003eaa64" style:font-style-asian="italic" style:font-weight-asian="bold" style:font-style-complex="italic" style:font-weight-complex="bold"/>
    </style:style>
    <style:style style:name="T22" style:family="text">
      <style:text-properties fo:font-style="italic" fo:font-weight="bold" officeooo:rsid="000bafc2" style:font-style-asian="italic" style:font-weight-asian="bold" style:font-style-complex="italic" style:font-weight-complex="bold"/>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0bbd80" style:font-style-asian="normal" style:font-weight-asian="bold" style:font-style-complex="normal" style:font-weight-complex="bold"/>
    </style:style>
    <style:style style:name="T25" style:family="text">
      <style:text-properties fo:font-style="normal" fo:font-weight="bold" officeooo:rsid="001153ca" style:font-style-asian="normal" style:font-weight-asian="bold" style:font-style-complex="normal" style:font-weight-complex="bold"/>
    </style:style>
    <style:style style:name="T26" style:family="text">
      <style:text-properties style:font-name="FreeSans"/>
    </style:style>
    <style:style style:name="T27" style:family="text">
      <style:text-properties style:font-name="FreeSans" fo:font-size="14pt" fo:font-weight="bold" style:font-size-asian="14pt" style:font-weight-asian="bold" style:font-size-complex="14pt" style:font-weight-complex="bold"/>
    </style:style>
    <style:style style:name="T28" style:family="text">
      <style:text-properties style:font-name="FreeSans" fo:font-size="14pt" fo:font-weight="bold" officeooo:rsid="0009f564" style:font-size-asian="14pt" style:font-weight-asian="bold" style:font-size-complex="14pt" style:font-weight-complex="bold"/>
    </style:style>
    <style:style style:name="T29" style:family="text">
      <style:text-properties style:font-name="FreeSans" fo:font-size="14pt" fo:font-weight="bold" officeooo:rsid="000bafc2" style:font-size-asian="14pt" style:font-weight-asian="bold" style:font-size-complex="14pt" style:font-weight-complex="bold"/>
    </style:style>
    <style:style style:name="T30" style:family="text">
      <style:text-properties style:font-name="FreeSans" fo:font-size="14pt" fo:font-weight="bold" officeooo:rsid="0005f355" style:font-size-asian="14pt" style:font-weight-asian="bold" style:font-size-complex="14pt" style:font-weight-complex="bold"/>
    </style:style>
    <style:style style:name="T31" style:family="text">
      <style:text-properties style:font-name="FreeSans" fo:font-size="14pt" fo:font-weight="bold" officeooo:rsid="00406bbc" style:font-size-asian="14pt" style:font-weight-asian="bold" style:font-size-complex="14pt" style:font-weight-complex="bold"/>
    </style:style>
    <style:style style:name="T32" style:family="text">
      <style:text-properties style:font-name="FreeSans" fo:font-size="14pt" fo:font-weight="bold" officeooo:rsid="0019ae59" style:font-size-asian="14pt" style:font-weight-asian="bold" style:font-size-complex="14pt" style:font-weight-complex="bold"/>
    </style:style>
    <style:style style:name="T33" style:family="text">
      <style:text-properties style:font-name="FreeSans" fo:font-weight="bold" style:font-weight-asian="bold" style:font-weight-complex="bold"/>
    </style:style>
    <style:style style:name="T34" style:family="text">
      <style:text-properties style:font-name="FreeSans" fo:font-weight="bold" officeooo:rsid="000bafc2" style:font-weight-asian="bold" style:font-weight-complex="bold"/>
    </style:style>
    <style:style style:name="T35" style:family="text">
      <style:text-properties style:font-name="FreeSans" fo:font-weight="bold" officeooo:rsid="0005f355" style:font-weight-asian="bold" style:font-weight-complex="bold"/>
    </style:style>
    <style:style style:name="T36" style:family="text">
      <style:text-properties style:font-name="FreeSans" fo:font-weight="bold" officeooo:rsid="0017db23" style:font-weight-asian="bold" style:font-weight-complex="bold"/>
    </style:style>
    <style:style style:name="T37" style:family="text">
      <style:text-properties style:font-name="FreeSans" fo:font-weight="bold" officeooo:rsid="002e65a7" style:font-weight-asian="bold" style:font-weight-complex="bold"/>
    </style:style>
    <style:style style:name="T38" style:family="text">
      <style:text-properties style:font-name="FreeSans" officeooo:rsid="000bafc2"/>
    </style:style>
    <style:style style:name="T39" style:family="text">
      <style:text-properties style:font-name="FreeSans" officeooo:rsid="00406bbc"/>
    </style:style>
    <style:style style:name="T40" style:family="text">
      <style:text-properties officeooo:rsid="0009f564"/>
    </style:style>
    <style:style style:name="T41" style:family="text">
      <style:text-properties fo:font-weight="bold" style:font-weight-asian="bold" style:font-weight-complex="bold"/>
    </style:style>
    <style:style style:name="T42" style:family="text">
      <style:text-properties fo:font-weight="bold" officeooo:rsid="0015dfd6" style:font-weight-asian="bold" style:font-weight-complex="bold"/>
    </style:style>
    <style:style style:name="T43" style:family="text">
      <style:text-properties fo:font-weight="bold" officeooo:rsid="001cedfb" style:font-weight-asian="bold" style:font-weight-complex="bold"/>
    </style:style>
    <style:style style:name="T44" style:family="text">
      <style:text-properties style:font-name="FreeSerif" fo:font-size="14pt" fo:font-weight="bold" style:font-size-asian="14pt" style:font-weight-asian="bold" style:font-size-complex="14pt" style:font-weight-complex="bold"/>
    </style:style>
    <style:style style:name="T45" style:family="text">
      <style:text-properties style:font-name="FreeSerif" fo:font-size="14pt" fo:font-weight="bold" officeooo:rsid="00130544" style:font-size-asian="14pt" style:font-weight-asian="bold" style:font-size-complex="14pt" style:font-weight-complex="bold"/>
    </style:style>
    <style:style style:name="T46" style:family="text">
      <style:text-properties style:font-name="FreeSerif" fo:font-size="14pt" fo:font-weight="bold" officeooo:rsid="003db1f8" style:font-size-asian="14pt" style:font-weight-asian="bold" style:font-size-complex="14pt" style:font-weight-complex="bold"/>
    </style:style>
    <style:style style:name="T47" style:family="text">
      <style:text-properties style:font-name="FreeSerif" fo:font-size="14pt" style:font-size-asian="14pt" style:font-size-complex="14pt"/>
    </style:style>
    <style:style style:name="T48" style:family="text">
      <style:text-properties style:font-name="FreeSerif" fo:font-size="14pt" officeooo:rsid="0031ca7c" style:font-size-asian="14pt" style:font-size-complex="14pt"/>
    </style:style>
    <style:style style:name="T49" style:family="text">
      <style:text-properties style:font-name="FreeSerif" fo:font-size="14pt" officeooo:rsid="00407d72" style:font-size-asian="14pt" style:font-size-complex="14pt"/>
    </style:style>
    <style:style style:name="T50" style:family="text">
      <style:text-properties officeooo:rsid="000bafc2"/>
    </style:style>
    <style:style style:name="T51" style:family="text">
      <style:text-properties fo:font-size="14pt" style:font-size-asian="14pt" style:font-size-complex="14pt"/>
    </style:style>
    <style:style style:name="T52" style:family="text">
      <style:text-properties fo:font-size="14pt" officeooo:rsid="001fc731" style:font-size-asian="14pt" style:font-size-complex="14pt"/>
    </style:style>
    <style:style style:name="T53" style:family="text">
      <style:text-properties fo:font-size="14pt" officeooo:rsid="001cedfb" style:font-size-asian="14pt" style:font-size-complex="14pt"/>
    </style:style>
    <style:style style:name="T54" style:family="text">
      <style:text-properties fo:font-size="14pt" officeooo:rsid="003eaa64" style:font-size-asian="14pt" style:font-size-complex="14pt"/>
    </style:style>
    <style:style style:name="T55" style:family="text">
      <style:text-properties fo:font-size="14pt" fo:font-weight="normal" style:font-size-asian="14pt" style:font-weight-asian="normal" style:font-size-complex="14pt" style:font-weight-complex="normal"/>
    </style:style>
    <style:style style:name="T56" style:family="text">
      <style:text-properties fo:font-size="14pt" fo:font-weight="normal" officeooo:rsid="0029c4c5" style:font-size-asian="14pt" style:font-weight-asian="normal" style:font-size-complex="14pt" style:font-weight-complex="normal"/>
    </style:style>
    <style:style style:name="T57" style:family="text">
      <style:text-properties fo:font-size="14pt" fo:font-weight="normal" officeooo:rsid="00407d72" style:font-size-asian="14pt" style:font-weight-asian="normal" style:font-size-complex="14pt" style:font-weight-complex="normal"/>
    </style:style>
    <style:style style:name="T58" style:family="text">
      <style:text-properties officeooo:rsid="000bbd80"/>
    </style:style>
    <style:style style:name="T59" style:family="text">
      <style:text-properties officeooo:rsid="000ce909"/>
    </style:style>
    <style:style style:name="T60" style:family="text">
      <style:text-properties officeooo:rsid="000e7059"/>
    </style:style>
    <style:style style:name="T61" style:family="text">
      <style:text-properties officeooo:rsid="001153ca"/>
    </style:style>
    <style:style style:name="T62" style:family="text">
      <style:text-properties officeooo:rsid="00148acd"/>
    </style:style>
    <style:style style:name="T63" style:family="text">
      <style:text-properties officeooo:rsid="0015023f"/>
    </style:style>
    <style:style style:name="T64" style:family="text">
      <style:text-properties officeooo:rsid="001ba993"/>
    </style:style>
    <style:style style:name="T65" style:family="text">
      <style:text-properties officeooo:rsid="001fc731"/>
    </style:style>
    <style:style style:name="T66" style:family="text">
      <style:text-properties officeooo:rsid="0020b71b"/>
    </style:style>
    <style:style style:name="T67" style:family="text">
      <style:text-properties officeooo:rsid="002222a2"/>
    </style:style>
    <style:style style:name="T68" style:family="text">
      <style:text-properties officeooo:rsid="00234658"/>
    </style:style>
    <style:style style:name="T69" style:family="text">
      <style:text-properties officeooo:rsid="00251f43"/>
    </style:style>
    <style:style style:name="T70" style:family="text">
      <style:text-properties officeooo:rsid="0026e589"/>
    </style:style>
    <style:style style:name="T71" style:family="text">
      <style:text-properties officeooo:rsid="002897b5"/>
    </style:style>
    <style:style style:name="T72" style:family="text">
      <style:text-properties officeooo:rsid="0028facc"/>
    </style:style>
    <style:style style:name="T73" style:family="text">
      <style:text-properties fo:font-size="12pt" style:font-size-asian="12pt" style:font-size-complex="12pt"/>
    </style:style>
    <style:style style:name="T74" style:family="text">
      <style:text-properties fo:font-size="12pt" officeooo:rsid="001fc731" style:font-size-asian="12pt" style:font-size-complex="12pt"/>
    </style:style>
    <style:style style:name="T75" style:family="text">
      <style:text-properties fo:font-size="12pt" officeooo:rsid="002222a2" style:font-size-asian="12pt" style:font-size-complex="12pt"/>
    </style:style>
    <style:style style:name="T76" style:family="text">
      <style:text-properties officeooo:rsid="0029f082"/>
    </style:style>
    <style:style style:name="T77" style:family="text">
      <style:text-properties officeooo:rsid="002be90b"/>
    </style:style>
    <style:style style:name="T78" style:family="text">
      <style:text-properties officeooo:rsid="002cc70c"/>
    </style:style>
    <style:style style:name="T79" style:family="text">
      <style:text-properties officeooo:rsid="002e426d"/>
    </style:style>
    <style:style style:name="T80" style:family="text">
      <style:text-properties officeooo:rsid="002f5ebd"/>
    </style:style>
    <style:style style:name="T81" style:family="text">
      <style:text-properties officeooo:rsid="002ffe5d"/>
    </style:style>
    <style:style style:name="T82" style:family="text">
      <style:text-properties officeooo:rsid="0030d560"/>
    </style:style>
    <style:style style:name="T83" style:family="text">
      <style:text-properties officeooo:rsid="0031ca7c"/>
    </style:style>
    <style:style style:name="T84" style:family="text">
      <style:text-properties officeooo:rsid="003335d8"/>
    </style:style>
    <style:style style:name="T85" style:family="text">
      <style:text-properties officeooo:rsid="0033816d"/>
    </style:style>
    <style:style style:name="T86" style:family="text">
      <style:text-properties officeooo:rsid="00348876"/>
    </style:style>
    <style:style style:name="T87" style:family="text">
      <style:text-properties officeooo:rsid="003574ae"/>
    </style:style>
    <style:style style:name="T88" style:family="text">
      <style:text-properties officeooo:rsid="0035afc6"/>
    </style:style>
    <style:style style:name="T89" style:family="text">
      <style:text-properties officeooo:rsid="0038931f"/>
    </style:style>
    <style:style style:name="T90" style:family="text">
      <style:text-properties officeooo:rsid="0038aded"/>
    </style:style>
    <style:style style:name="T91" style:family="text">
      <style:text-properties officeooo:rsid="0039fdc0"/>
    </style:style>
    <style:style style:name="T92" style:family="text">
      <style:text-properties style:font-name="Liberation Serif" fo:font-size="12pt" style:font-size-asian="12pt" style:font-size-complex="12pt"/>
    </style:style>
    <style:style style:name="T93" style:family="text">
      <style:text-properties officeooo:rsid="003e3aa1"/>
    </style:style>
    <style:style style:name="T94" style:family="text">
      <style:text-properties officeooo:rsid="003eaa64"/>
    </style:style>
    <style:style style:name="T95" style:family="text">
      <style:text-properties officeooo:rsid="00406bbc"/>
    </style:style>
    <style:style style:name="T96" style:family="text">
      <style:text-properties officeooo:rsid="00407d72"/>
    </style:style>
    <style:style style:name="T97" style:family="text">
      <style:text-properties officeooo:rsid="0041b880"/>
    </style:style>
    <style:style style:name="T98" style:family="text">
      <style:text-properties officeooo:rsid="00425b7d"/>
    </style:style>
    <style:style style:name="T99" style:family="text">
      <style:text-properties officeooo:rsid="0043ad8f"/>
    </style:style>
    <style:style style:name="T100" style:family="text">
      <style:text-properties officeooo:rsid="0044e998"/>
    </style:style>
    <style:style style:name="T101" style:family="text">
      <style:text-properties officeooo:rsid="004594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18"><text:span text:style-name="T2">S</text:span>ignalServer <text:span text:style-name="T97">User Manual</text:span></text:p>
      <text:p text:style-name="P4"/>
      <text:p text:style-name="P4"/>
      <text:p text:style-name="P4"/>
      <text:p text:style-name="P4"/>
      <text:p text:style-name="P4"/>
      <text:p text:style-name="P4"/>
      <text:p text:style-name="P4"/>
      <text:p text:style-name="P16"><text:span text:style-name="T64">Program </text:span>Version 3.20 Beta</text:p>
      <text:p text:style-name="P3"/>
      <text:p text:style-name="P3"/>
      <text:p text:style-name="P10">July 18, 2019</text:p>
      <text:p text:style-name="P3"/>
      <text:p text:style-name="P3"/>
      <text:p text:style-name="P3"/>
      <text:p text:style-name="P3"/>
      <text:p text:style-name="P3"/>
      <text:p text:style-name="P3"/>
      <text:p text:style-name="P15">Radio propagation simulator by Alex Farrant QCVS, 2E0TDW</text:p>
      <text:p text:style-name="P15">Based upon SPLAT! by John Magliacane, KD2BD</text:p>
      <text:p text:style-name="P15">Some feature enhancements/additions by Aaron A. Collins, N9OZB</text:p>
      <text:p text:style-name="P17">User Manual written by Aaron A. Collins, N9OZB</text:p>
      <text:p text:style-name="P2"/>
      <text:p text:style-name="P70">SignalServer Description:</text:p>
      <text:p text:style-name="P1"/>
      <text:p text:style-name="P21"><text:span text:style-name="T96">SignalServer is a m</text:span>ulti-threaded <text:span text:style-name="T96">RF</text:span> propagation simulator based upon SPLAT! by Alex Farrant QCVS, 2E0TDW. </text:p>
      <text:p text:style-name="P21"/>
      <text:p text:style-name="P21">SPLAT! Project started in 1997 by John A. Magliacane, KD2BD</text:p>
      <text:p text:style-name="P21"/>
      <text:p text:style-name="P21">This application will generate RF coverage predictions, producing either 2D profile plots (Point-to-Point) or 360 degree polar plots in WGS-84 projection as PPM Bitmaps.</text:p>
      <text:p text:style-name="P21"/>
      <text:p text:style-name="P21">For detailed information and historical reference data related to this project see the SPLAT! documentation. Propagation models added to this project have been sourced from reputable academic sources and all efforts have been taken to ensure their accurate implementation. Not all models are ITU ratified and you use them entirely at your own risk.</text:p>
      <text:p text:style-name="P21"/>
      <text:p text:style-name="P21">Signal Server is a very resource intensive multicore application. Only publish it for common use if you know what you are doing and you are advised to wrap it with another script to perform input validation.</text:p>
      <text:p text:style-name="P21"/>
      <text:p text:style-name="P21">Additional programs/scripts <text:span text:style-name="T40">may</text:span> be required to prepare inputs such as .sdf <text:span text:style-name="T96">terrain </text:span>tiles (srtm2sdf.c), 3D antenna patterns (.ant) and user defined clutter (.udt), or manipulate the bitmap output (.ppm). <text:span text:style-name="T40">Some of these are provided in the </text:span><text:span text:style-name="T19">./utils</text:span><text:span text:style-name="T40"> directory. <text:s/></text:span>More information can be found in the SPLAT! Project <text:span text:style-name="T40">documentation</text:span>.</text:p>
      <text:p text:style-name="P21"/>
      <text:p text:style-name="P21">WARNING: The accuracy of the output is directly proportional to the accuracy of the inputs and the time taken defining and validating them. <text:s/><text:span text:style-name="T97">GIGO!</text:span></text:p>
      <text:p text:style-name="P1"/>
      <text:p text:style-name="P66"><text:span text:style-name="T33">File extensions and types used by </text:span><text:span text:style-name="T34">S</text:span><text:span text:style-name="T33">ignal</text:span><text:span text:style-name="T34">S</text:span><text:span text:style-name="T33">erver:</text:span></text:p>
      <text:p text:style-name="P21"/>
      <text:p text:style-name="P21"/>
      <text:p text:style-name="P21">.asc LIDAR topo data file in ASCII grid format.</text:p>
      <text:p text:style-name="P21">.jpg LIDAR topo data file in JPEG format.</text:p>
      <text:p text:style-name="P21">.sdf SPLAT! topo data file in SPLAT! format, lo-res 90m (from SRTM3).</text:p>
      <text:p text:style-name="P21">.sdf.gz topo data file in SPLAT! data format, gzip compressed, lo-res 90m.</text:p>
      <text:p text:style-name="P21">.sdf.bz2 topo data file in SPLAT! data format, bzip2 compressed, lo-res 90m.</text:p>
      <text:p text:style-name="P21">-hd.sdf SPLAT! topo data file in SPLAT! format, hi-res 30m (from SRTM1).</text:p>
      <text:p text:style-name="P21">-hd.sdf.gz topo data file in SPLAT! data format, gzip compressed, hi-res 30m.</text:p>
      <text:p text:style-name="P21">-hd.sdf.bz2 topo data file in SPLAT! data format, bzip2 compressed, <text:span text:style-name="T64">hi</text:span>-res <text:span text:style-name="T64">30</text:span>m.</text:p>
      <text:p text:style-name="P21">.scf signal level color palette file.</text:p>
      <text:p text:style-name="P21">.lcf loss level color palette file.</text:p>
      <text:p text:style-name="P21">.dcf dbm level color palette file.</text:p>
      <text:p text:style-name="P21">.az SPLAT! antenna pattern azimuth data file.</text:p>
      <text:p text:style-name="P21">.el SPLAT! antenna pattern elevation data file.</text:p>
      <text:p text:style-name="P21">.lrp LIDAR antenna pattern data file.</text:p>
      <text:p text:style-name="P21">.udt user defined terrain <text:span text:style-name="T64">point</text:span> clutter data <text:span text:style-name="T64">CSV </text:span>text file.</text:p>
      <text:p text:style-name="P21">.sh <text:s/>miscellaneous shell scripts and <text:span text:style-name="T64">utility </text:span>batch files.</text:p>
      <text:p text:style-name="P27">.<text:span text:style-name="T64">py </text:span><text:s/>miscellaneous <text:span text:style-name="T64">Python</text:span> scripts and <text:span text:style-name="T64">utility </text:span>batch files.</text:p>
      <text:p text:style-name="P21">.ppm portable pixmap - output plot graphic rendering <text:span text:style-name="T64">file</text:span> (native).</text:p>
      <text:p text:style-name="P21">.png portable network graphics - output plot graphic rendering <text:span text:style-name="T64">file </text:span>(converted).</text:p>
      <text:p text:style-name="P21">.kml Google Earth Keyhole Markup Language - output <text:span text:style-name="T64">file </text:span>viewable with Google Earth.</text:p>
      <text:p text:style-name="P21">.kmz Google Earth Keyhole Markup Language - .<text:span text:style-name="T64">kml type file, but zip </text:span>compressed.</text:p>
      <text:p text:style-name="P1"/>
      <text:p text:style-name="P20"/>
      <text:p text:style-name="P8"><text:span text:style-name="T95">SignalServer </text:span>Requirements:</text:p>
      <text:p text:style-name="P36"/>
      <text:p text:style-name="P35">* Linux</text:p>
      <text:p text:style-name="P35">* GCC,G++</text:p>
      <text:p text:style-name="P35">* Multicore CPU (optional)</text:p>
      <text:p text:style-name="P35">* ~2GB Memory</text:p>
      <text:p text:style-name="P35">* <text:span text:style-name="T40">C/C++ system libraries (see below)</text:span></text:p>
      <text:p text:style-name="P50">* <text:span text:style-name="T60">Optional Reference data - </text:span>SRTM <text:span text:style-name="T60">T</text:span>errain or ASCII Grid tile(s<text:span text:style-name="T60">), Antenna (ANT) pattern files, etc. (see below).</text:span></text:p>
      <text:p text:style-name="P50"/>
      <text:p text:style-name="P37"/>
      <text:p text:style-name="P56"><text:span text:style-name="T29">I</text:span><text:span text:style-name="T28">nstall</text:span><text:span text:style-name="T31">ing</text:span><text:span text:style-name="T28"> Support Libraries and Packages:</text:span></text:p>
      <text:p text:style-name="Standard"/>
      <text:p text:style-name="P35"><text:span text:style-name="T1">I</text:span>nstall <text:span text:style-name="T3">any </text:span>pkgs needed by Signal-Server <text:span text:style-name="T2">if necessary. <text:s/>They are very common, basic support libraries, and most Linux distributions come with these already installed. <text:s/>To check it they are installed, one at a time, enter </text:span><text:span text:style-name="T15">dpkg -l pkgname*</text:span><text:span text:style-name="T2"> (add an * after the package name to find all the variations of the base package name). <text:s/>To install them if needed, use </text:span><text:span text:style-name="T15">apt install pkgname</text:span><text:span text:style-name="T2">. The required packages are:</text:span></text:p>
      <text:p text:style-name="P51"><text:soft-page-break/></text:p>
      <text:p text:style-name="P35">cifs-utils</text:p>
      <text:p text:style-name="P35">net-tools</text:p>
      <text:p text:style-name="P52">libbz2</text:p>
      <text:p text:style-name="P35">libbz2-dev</text:p>
      <text:p text:style-name="P52">libz1</text:p>
      <text:p text:style-name="P53">libz-dev</text:p>
      <text:p text:style-name="P37"/>
      <text:p text:style-name="P37"/>
      <text:p text:style-name="P9">Compiling SignalServer:</text:p>
      <text:p text:style-name="P37"/>
      <text:p text:style-name="P38">If you have the git package installed, you can download SignalServer with the command:</text:p>
      <text:p text:style-name="P37"><text:span text:style-name="T6">git clone </text:span><text:a xlink:type="simple" xlink:href="https://github.com/Cloud-RF/Signal-Server.git" text:style-name="Internet_20_link" text:visited-style-name="Visited_20_Internet_20_Link"><text:span text:style-name="T4">https://github.com/</text:span></text:a><text:a xlink:type="simple" xlink:href="https://github.com/Cloud-RF/Signal-Server.git" text:style-name="Internet_20_link" text:visited-style-name="Visited_20_Internet_20_Link"><text:span text:style-name="T17">N9OZB</text:span></text:a><text:a xlink:type="simple" xlink:href="https://github.com/Cloud-RF/Signal-Server.git" text:style-name="Internet_20_link" text:visited-style-name="Visited_20_Internet_20_Link"><text:span text:style-name="T4">/Signal-Server.git</text:span></text:a></text:p>
      <text:p text:style-name="P38"/>
      <text:p text:style-name="P38">You can also use the wget command to download it as well:</text:p>
      <text:p text:style-name="P39"><text:span text:style-name="T6">wget </text:span><text:a xlink:type="simple" xlink:href="https://github.com/Cloud-RF/Signal-Server.git" text:style-name="Internet_20_link" text:visited-style-name="Visited_20_Internet_20_Link"><text:span text:style-name="T4">https://github.com/</text:span></text:a><text:a xlink:type="simple" xlink:href="https://github.com/Cloud-RF/Signal-Server.git" text:style-name="Internet_20_link" text:visited-style-name="Visited_20_Internet_20_Link"><text:span text:style-name="T17">N9OZB</text:span></text:a><text:a xlink:type="simple" xlink:href="https://github.com/Cloud-RF/Signal-Server.git" text:style-name="Internet_20_link" text:visited-style-name="Visited_20_Internet_20_Link"><text:span text:style-name="T4">/Signal-Server.git</text:span></text:a></text:p>
      <text:p text:style-name="P38"/>
      <text:p text:style-name="P38">Either command will download the project to the <text:span text:style-name="T18">./Signal-Server</text:span> directory. Change <text:span text:style-name="T59">into it with </text:span><text:span text:style-name="T7">cd Signal-Server</text:span><text:span text:style-name="T59">.</text:span></text:p>
      <text:p text:style-name="P40"/>
      <text:p text:style-name="P41"><text:span text:style-name="T58">Finally, change to the </text:span><text:span text:style-name="T22">./src</text:span><text:span text:style-name="T50"> directory, and type </text:span><text:span text:style-name="T9">make</text:span><text:span text:style-name="T50"> to compile SignalServer.</text:span></text:p>
      <text:p text:style-name="P11"/>
      <text:p text:style-name="P11"/>
      <text:p text:style-name="P41"><text:span text:style-name="T34">Installing S</text:span><text:span text:style-name="T33">ignalServer:</text:span></text:p>
      <text:p text:style-name="P5"/>
      <text:p text:style-name="P22">In the <text:span text:style-name="T18">./src</text:span> directory, <text:s/>type <text:span text:style-name="T4">make install</text:span> to <text:span text:style-name="T61">install</text:span> SignalServer into the <text:span text:style-name="T58">root </text:span>directory <text:span text:style-name="T58">of the SignalServer project. <text:s/>This is the directory below </text:span><text:s/><text:span text:style-name="T18">./src </text:span>(<text:span text:style-name="T18">..</text:span>). <text:s/>To install to a different directory, you can edit the Makefile and change the <text:span text:style-name="T5">INSTALL_PATH</text:span> variable to a different directory to install the binaries to, such as /<text:span text:style-name="T18">usr/local/bin</text:span><text:span text:style-name="T23"> </text:span><text:span text:style-name="T24">or /</text:span><text:span text:style-name="T20">opt</text:span><text:span text:style-name="T24">/</text:span><text:span text:style-name="T25">Signal-Server.</text:span></text:p>
      <text:p text:style-name="P32"/>
      <text:p text:style-name="P32"/>
      <text:p text:style-name="P33"><text:span text:style-name="T39">Testing</text:span><text:span text:style-name="T38"> S</text:span><text:span text:style-name="T26">ignalServer:</text:span></text:p>
      <text:p text:style-name="P7"/>
      <text:p text:style-name="P28">Run <text:span text:style-name="T95">the </text:span>test suite to provide a confidence test and <text:span text:style-name="T94">functional checkout of the package after compilation. <text:s/>To execute, run </text:span><text:span text:style-name="T14">./test.sh</text:span><text:span text:style-name="T94"> in the root directory of the SignalServer package installation. <text:s/>This will create the </text:span><text:span text:style-name="T21">./tests</text:span><text:span text:style-name="T94"> directory, and leave the resulting output files of the various test suite plots in that directory.</text:span></text:p>
      <text:p text:style-name="P32"/>
      <text:p text:style-name="P69"><text:span text:style-name="T50">Installing </text:span>Reference Data:</text:p>
      <text:p text:style-name="P6"/>
      <text:p text:style-name="P23">Signal server is designed for most of the environments and climates on Planet Earth but Polar region support is limited above extreme latitudes. (Svalbard is ok).</text:p>
      <text:p text:style-name="P23"/>
      <text:p text:style-name="P23"><text:s/>It can run with or without terrain data and can even be used to simulate radiation of other EM emissions like light.</text:p>
      <text:p text:style-name="P6"/>
      <text:p text:style-name="P23">You can install terrain files (.sdf) <text:s/>files <text:span text:style-name="T61">into a directory and point Signal-Server to at runtime with the </text:span><text:span text:style-name="T8">-sdf</text:span><text:span text:style-name="T61"> parameter followed by the path where you have installed the files. <text:s/>This is also the case for the other optional data files that SignalServer uses, such as antenna <text:s/>files (</text:span><text:span text:style-name="T8">-ant</text:span><text:span text:style-name="T61">), color files (</text:span><text:span text:style-name="T8">-color</text:span><text:span text:style-name="T61">), LIDAR terrain data (</text:span><text:span text:style-name="T8">-lid</text:span><text:span text:style-name="T61">), 17-class MODIS Landcover files (</text:span><text:span text:style-name="T8">-clt</text:span><text:span text:style-name="T61">) and user-defined point clutter files (</text:span><text:span text:style-name="T8">-udt</text:span><text:span text:style-name="T61">).</text:span></text:p>
      <text:p text:style-name="P23"/>
      <text:p text:style-name="P24">There are utilities in the ./utils directory to help with converting some of the Reference Data files from other available resource formats. <text:s/>There are utilities <text:span text:style-name="T98">to</text:span>:</text:p>
      <text:p text:style-name="P24"/>
      <text:p text:style-name="P24">Convert Space Shuttle RADAR Topography Mission (SRTM) topo data into the .sdf (SPLAT! Data format) that SignalServer requires. <text:s/>There is a standard resolution utility for converting 90m (SRTM3) data files, and an “HD” version that converts 30m (SRTM1) data files.</text:p>
      <text:p text:style-name="P29"/>
      <text:p text:style-name="P24">Convert common .ant antenna pattern files into the .az and .el (SPLAT! Data format) files used by SignalServer. <text:s/><text:span text:style-name="T62">There is also some information on c</text:span>onvert<text:span text:style-name="T62">ing GeoTIFF and LIDAR topo data files there.</text:span></text:p>
      <text:p text:style-name="P25"/>
      <text:p text:style-name="P25"/>
      <text:p text:style-name="P30">-sdf <text:span text:style-name="T62">SPLAT! Topographic Elevation Data Files</text:span></text:p>
      <text:p text:style-name="P25"/>
      <text:p text:style-name="P25"><text:span text:style-name="T62"><text:s/>This option is followed by the d</text:span>irectory containing Digital Elevation Models (DEM) SDF formatted tiles. <text:s/><text:span text:style-name="T62">These</text:span> can be created by converting SRTM tiles (30m or 90m) in HGT format with the [srtm2sdf.c] utility from SPLAT!. <text:s/>At the time of writing, these tiles can be obtained for free from the [USGS website](<text:a xlink:type="simple" xlink:href="https://dds.cr.usgs.gov/srtm/" text:style-name="Internet_20_link" text:visited-style-name="Visited_20_Internet_20_Link">https://dds.cr.usgs.gov/srtm/</text:a>).</text:p>
      <text:p text:style-name="P25"/>
      <text:p text:style-name="P25">Note these can be compressed using gzip or bzip2 if desired to save disk space and speed up loading the files. <text:s/>For hi-res (HD) SRTM1 (30m) data, bzip2 compresses <text:span text:style-name="T98">the </text:span>best, and for lo-res SRTM3 (90m) data, gzip seems to achieve the best compression. <text:s/>Either <text:span text:style-name="T98">method </text:span>will work fine for whichever data format and resolution is used.</text:p>
      <text:p text:style-name="P25"/>
      <text:p text:style-name="P25"/>
      <text:p text:style-name="P30">-lid WGS84 ASCII grid tile (LIDAR) <text:span text:style-name="T62">Topographic Elevation Data Files</text:span></text:p>
      <text:p text:style-name="P31"/>
      <text:p text:style-name="P25"><text:span text:style-name="T62">This option is followed by the path and filename of an .asc file for SignalSever to use. <text:s/>LIDAR files</text:span> with dimensions and resolution defined in <text:span text:style-name="T62">the </text:span>header. <text:s/>LIDAR data can be <text:soft-page-break/>used providing it is in ASCII grid format with WGS84 projection. <text:s/>Resolutions up to 25cm have been tested. 2m is recommended for a good trade off. <text:s/>Cellsize should be in degrees and co-ordinates must be in WGS84 decimal degrees.</text:p>
      <text:p text:style-name="P25"/>
      <text:p text:style-name="P25">To load multiple tiles, use commas eg. <text:span text:style-name="T4">-lid tile1.asc,tile2.asc</text:span>. You can load in different resolution tiles and use -resample to set the desired resolution (limited by data limit<text:span text:style-name="T63">s</text:span>).</text:p>
      <text:p text:style-name="P25"/>
      <text:p text:style-name="P25">ncols <text:s text:c="8"/>2454</text:p>
      <text:p text:style-name="P25">nrows <text:s text:c="7"/>1467</text:p>
      <text:p text:style-name="P25">xllcorner <text:s text:c="2"/>-1.475333294357</text:p>
      <text:p text:style-name="P25">yllcorner <text:s text:c="2"/>53.378635095801</text:p>
      <text:p text:style-name="P25">cellsize <text:s text:c="5"/>0.000006170864</text:p>
      <text:p text:style-name="P25">NODATA_value 0</text:p>
      <text:p text:style-name="P25"><text:s/>0 0 0 0 0 0 0 0 0 0 0 0 0 ...</text:p>
      <text:p text:style-name="P25"/>
      <text:p text:style-name="P25"/>
      <text:p text:style-name="P25"><text:s/><text:span text:style-name="T41">-udt User </text:span><text:span text:style-name="T42">D</text:span><text:span text:style-name="T41">efined CSV </text:span><text:span text:style-name="T42">Point C</text:span><text:span text:style-name="T41">lutter </text:span><text:span text:style-name="T42">F</text:span><text:span text:style-name="T41">ile</text:span><text:span text:style-name="T42">s</text:span></text:p>
      <text:p text:style-name="P25"/>
      <text:p text:style-name="P25">This <text:span text:style-name="T63">option is followed by a </text:span>text file <text:span text:style-name="T63">that </text:span>allows you to define buildings with co-ordinates and heights. <text:s/>Elevations in the .<text:span text:style-name="T63">udt</text:span> file are evaluated and then copied into a temporary file under <text:span text:style-name="T18">/tmp</text:span>. <text:s/>Then, the contents of the temp file are scanned, and if found to be unique, are added to the ground elevations described by the digital elevation data in memory. Height units are determined by appending M for meters or nothing for feet.</text:p>
      <text:p text:style-name="P25"/>
      <text:p text:style-name="P25">There is no special parsing for comments, so any lines of data that don't contain 3 numbers separated by commas are interpreted as a comment.</text:p>
      <text:p text:style-name="P25"/>
      <text:p text:style-name="P25">Format: latitude,longitude,height(M)</text:p>
      <text:p text:style-name="P25"/>
      <text:p text:style-name="P25">// This is a comment!</text:p>
      <text:p text:style-name="P25">54.555,-2.221,10M</text:p>
      <text:p text:style-name="P25">54.555,-2.222,10M</text:p>
      <text:p text:style-name="P25">54.555,-2.223,10<text:span text:style-name="T63">M</text:span></text:p>
      <text:p text:style-name="P25"/>
      <text:p text:style-name="P25"/>
      <text:p text:style-name="P30">-<text:span text:style-name="T63">ant </text:span>Antenna <text:span text:style-name="T63">R</text:span>adiation <text:span text:style-name="T63">P</text:span>attern <text:span text:style-name="T63">Files</text:span></text:p>
      <text:p text:style-name="P25"/>
      <text:p text:style-name="P25">Antenna <text:s/>pattern <text:s/>data is read from a pair of files <text:span text:style-name="T63">that default to </text:span>having the same base name as the output file (<text:span text:style-name="T4">-o</text:span>), but with <text:s/>.az <text:s/>and .el <text:s/>extensions <text:s/>for azimuth and elevation patterns. <text:s/>This name can be overridden with the command line option <text:span text:style-name="T4">-ant</text:span> followed by a base filename or path and base filename for the .az and .el files. <text:s/>The program will first search for command line specified antenna files with <text:span text:style-name="T99">the given </text:span><text:span text:style-name="T4">-ant</text:span><text:span text:style-name="T99"> option, t</text:span>hen it will default to searching for antenna files having the same name as the output file<text:span text:style-name="T99">.</text:span></text:p>
      <text:p text:style-name="P25"><text:soft-page-break/></text:p>
      <text:p text:style-name="P25">045.0</text:p>
      <text:p text:style-name="P25">0 <text:s text:c="6"/>0.8950590</text:p>
      <text:p text:style-name="P25">1 <text:s text:c="6"/>0.8966406</text:p>
      <text:p text:style-name="P25">2 <text:s text:c="6"/>0.8981447</text:p>
      <text:p text:style-name="P25">3 <text:s text:c="6"/>0.8995795</text:p>
      <text:p text:style-name="P25">4 <text:s text:c="6"/>0.9009535</text:p>
      <text:p text:style-name="P25">5 <text:s text:c="6"/>0.9022749</text:p>
      <text:p text:style-name="P25"/>
      <text:p text:style-name="P25">The <text:s/>first <text:s/>line of the .az file specifies the direction measured clockwise in degrees from True North. <text:s/>This is followed by azimuth headings (0 to 360 degrees) and their associated normalized field patterns (0.000 to 1.000) separated by whitespace. <text:s/>This direction can be overridden by the command line option <text:span text:style-name="T4">-rot</text:span> followed by a positive direction value from 0 to 360 degrees. <text:s/>This value will override any direction specified in the first line of the .az file. <text:s/>If not specified on the command line, the program will default to using the direction from the first line of the .az file.</text:p>
      <text:p text:style-name="P25"/>
      <text:p text:style-name="P25">The <text:s/>structure of SPLAT! elevation pattern files is slightly different. The first line of the .el file specifies the amount of mechanical <text:s/>beamtilt <text:s/>applied <text:s/>to <text:s/>the <text:s/>antenna. <text:s text:c="2"/>A downward tilt is expressed as a positive angle, while an upward tilt is expressed as a negative angle. <text:s/>This data is followed by the azimuthal direction of the tilt, 0 to 360 degrees, separated by whitespace. <text:s/>These can be overridden by the command line options <text:span text:style-name="T4">-dt</text:span> for downtilt and <text:span text:style-name="T4">-dtdir</text:span> for downtilt azimuthal direction. <text:s/>The options, like <text:span text:style-name="T4">-rot</text:span> above, will override any values embedded in the .el file if specified on the command line.</text:p>
      <text:p text:style-name="P25"/>
      <text:p text:style-name="P25">The remainder of the file consists of elevation angles and their radiation pattern (0.000 to 1.000) values separated by whitespace. <text:s/>Elevation angles must <text:s/>be <text:s/>specified <text:s/>over <text:s/>a -10.0 <text:s/>to <text:s/>+90.0 <text:s/>degree <text:s/>range. <text:s/>In <text:s/>this <text:s/>example, <text:s/>the <text:s/>antenna <text:s/>is <text:s/>tilted down 2 degrees towards an azimuth of 045.0 degrees.</text:p>
      <text:p text:style-name="P25"/>
      <text:p text:style-name="P25">2.0 <text:s text:c="3"/>045.0</text:p>
      <text:p text:style-name="P25">-10.0 <text:s text:c="2"/>0.172</text:p>
      <text:p text:style-name="P25">-9.5 <text:s text:c="3"/>0.109</text:p>
      <text:p text:style-name="P25">-9.0 <text:s text:c="3"/>0.115</text:p>
      <text:p text:style-name="P25">-8.5 <text:s text:c="3"/>0.155</text:p>
      <text:p text:style-name="P26">-8.0 <text:s text:c="3"/>0.157</text:p>
      <text:p text:style-name="P34"/>
      <text:p text:style-name="P34"/>
      <text:p text:style-name="P64"><text:span text:style-name="T45">-</text:span><text:span text:style-name="T46">clt </text:span><text:span text:style-name="T44">MODIS 17-</text:span><text:span text:style-name="T46">C</text:span><text:span text:style-name="T44">lass </text:span><text:span text:style-name="T46">Wide</text:span><text:span text:style-name="T44"> </text:span><text:span text:style-name="T46">A</text:span><text:span text:style-name="T44">rea </text:span><text:span text:style-name="T46">C</text:span><text:span text:style-name="T44">lutter </text:span><text:span text:style-name="T46">File (I</text:span><text:span text:style-name="T44">n ASCII grid format</text:span><text:span text:style-name="T46">):</text:span></text:p>
      <text:p text:style-name="P47"/>
      <text:p text:style-name="P48">This allows the user to specify a landcover clutter path and filename to use. <text:s/>The file is expected to be in the ASCII grid format (.asc), <text:span text:style-name="T94">similar in format to the LIDAR tiles described above.</text:span></text:p>
      <text:p text:style-name="P47"/>
      <text:p text:style-name="P47"><text:soft-page-break/></text:p>
      <text:p text:style-name="P47"><text:span text:style-name="T93">Supported c</text:span>lasses of <text:span text:style-name="T93">c</text:span>lutter:</text:p>
      <text:p text:style-name="P47"/>
      <text:p text:style-name="P46">0 WATER</text:p>
      <text:p text:style-name="P46">1 EVERGREEN NEEDLELEAF FOREST</text:p>
      <text:p text:style-name="P46">2 EVERGREEN BROADLEAF FOREST</text:p>
      <text:p text:style-name="P46">3 DECIDUOUS NEEDLELEAF FOREST</text:p>
      <text:p text:style-name="P46">4 DECIDUOUS BROADLEAF FOREST</text:p>
      <text:p text:style-name="P46">5 MIXED FOREST</text:p>
      <text:p text:style-name="P46">6 WOODLAND</text:p>
      <text:p text:style-name="P46">7 WOODED GRASSLAND</text:p>
      <text:p text:style-name="P46">8 CLOSED SHRUBLAND</text:p>
      <text:p text:style-name="P46">9 OPEN SHRUBLAND</text:p>
      <text:p text:style-name="P46">10 GRASSLAND</text:p>
      <text:p text:style-name="P46">11 CROPLAND</text:p>
      <text:p text:style-name="P46">12 BARE GROUND</text:p>
      <text:p text:style-name="P46">13 URBAN AND BUILT-UP</text:p>
      <text:p text:style-name="P46">15 No data</text:p>
      <text:p text:style-name="P12"/>
      <text:p text:style-name="P67"><text:span text:style-name="T35">Running S</text:span><text:span text:style-name="T33">ignalServer – </text:span><text:span text:style-name="T37">Command Line </text:span><text:span text:style-name="T36">Options</text:span><text:span text:style-name="T33">:</text:span></text:p>
      <text:p text:style-name="Standard"/>
      <text:p text:style-name="Standard">Usage: signalserver [data options] [input options] [antenna options] [output options] -o outputfile</text:p>
      <text:p text:style-name="Standard"/>
      <text:p text:style-name="Standard">Data:</text:p>
      <text:p text:style-name="Standard"><text:s text:c="5"/>-sdf Directory containing SRTM derived .sdf DEM tiles (may be .gz or .bz2)</text:p>
      <text:p text:style-name="Standard"><text:s text:c="5"/>-lid ASCII grid tile (LIDAR) with dimensions and resolution defined in header</text:p>
      <text:p text:style-name="Standard"><text:s text:c="5"/>-udt User defined point clutter as decimal co-ordinates: 'latitude,longitude,height'</text:p>
      <text:p text:style-name="Standard"><text:s text:c="5"/>-clt MODIS 17-class wide area clutter in ASCII grid format</text:p>
      <text:p text:style-name="Standard"><text:s text:c="5"/>-color File to pre-load .scf/.lcf/.dcf for Signal/Loss/dBm color palette</text:p>
      <text:p text:style-name="Standard">Input:</text:p>
      <text:p text:style-name="Standard"><text:s text:c="5"/>-lat Tx Latitude (decimal degrees) -70/+70</text:p>
      <text:p text:style-name="Standard"><text:s text:c="5"/>-lon Tx Longitude (decimal degrees) -180/+180</text:p>
      <text:p text:style-name="Standard"><text:s text:c="5"/>-rla (Optional) Rx Latitude for PPA (decimal degrees) -70/+70</text:p>
      <text:p text:style-name="Standard"><text:s text:c="5"/>-rlo (Optional) Rx Longitude for PPA (decimal degrees) -180/+180</text:p>
      <text:p text:style-name="Standard"><text:s text:c="5"/>-f Tx Frequency (MHz) 20MHz to 100GHz (LOS after 20GHz)</text:p>
      <text:p text:style-name="Standard"><text:s text:c="5"/>-erp Tx Total Effective Radiated Power in Watts (dBd) inc Tx+Rx gain. 2.14dBi = 0dBd</text:p>
      <text:p text:style-name="P62"><text:s text:c="5"/>-gc Random ground clutter (feet/meters) <text:span text:style-name="T92">Average 6m for suburban areas, or 2m for rural areas.</text:span></text:p>
      <text:p text:style-name="Standard"><text:s text:c="5"/>-m Metric units of measurement</text:p>
      <text:p text:style-name="Standard"><text:s text:c="5"/>-te Terrain code 1-6 (optional - 1. Water, 2. Marsh, 3. Farmland, 4. Mountain, 5. Desert, 6. Urban</text:p>
      <text:p text:style-name="Standard"><text:s text:c="5"/>-terdic Terrain dielectric value 2-80 (optional)</text:p>
      <text:p text:style-name="Standard"><text:s text:c="5"/>-tercon Terrain conductivity 0.01-0.0001 (optional)</text:p>
      <text:p text:style-name="Standard"><text:s text:c="5"/>-cl Climate code 1-7 (optional – <text:span text:style-name="T83">afffects signal attenuation - </text:span>1. Equatorial 2. Continental subtropical 3. Maritime subtropical 4. Desert 5. Continental temperate 6. Maritime temperate (Land) 7. Maritime temperate (Sea)</text:p>
      <text:p text:style-name="Standard"><text:s text:c="5"/>-rel Reliability for ITM model (% of 'time') 1 to 99 (optional, default 50%)</text:p>
      <text:p text:style-name="Standard"><text:s text:c="5"/>-conf Confidence for ITM model (% of 'situations') 1 to 99 (optional, default 50%)</text:p>
      <text:p text:style-name="Standard"><text:s text:c="5"/>-resample Reduce Lidar resolution by specified factor (2 = 50%)</text:p>
      <text:p text:style-name="Standard">Output:</text:p>
      <text:p text:style-name="Standard"><text:s text:c="5"/>-o basename (Output file basename - required)</text:p>
      <text:p text:style-name="Standard"><text:s text:c="5"/>-dbm Plot Rxd signal power instead of field strength in dBuV/m</text:p>
      <text:p text:style-name="Standard"><text:s text:c="5"/>-rt Rx Threshold (dB / dBm / dBuV/m)</text:p>
      <text:p text:style-name="Standard"><text:s text:c="5"/>-R Radius (miles/kilometers)</text:p>
      <text:p text:style-name="P61"><text:s text:c="5"/>-res Pixels per tile. 300/600/1200/3600 (Optional. LIDAR res is within the tile)</text:p>
      <text:p text:style-name="P61"><text:s text:c="5"/>-pm Propagation model <text:span text:style-name="T83">(1-12)</text:span> 1: ITM, 2: LOS, 3: Hata, 4: ECC33, 5: SUI, 6: COST-Hata, 7: FSPL, 8:<text:span text:style-name="T82">I</text:span>TWOM, 9: Ericsson, <text:span text:style-name="T82">1</text:span>0: Plane earth, 11: Egli VHF/UHF, 12: Soil</text:p>
      <text:p text:style-name="Standard"><text:s text:c="5"/>-pe Propagation model mode <text:span text:style-name="T83">(1-3)</text:span> 1=Urban, 2=Suburban, 3=Rural</text:p>
      <text:p text:style-name="Standard"><text:s text:c="5"/>-ked Knife edge diffraction (Already on for ITM)</text:p>
      <text:p text:style-name="Standard">Antenna:</text:p>
      <text:p text:style-name="Standard"><text:s text:c="5"/>-ant (antenna pattern file <text:span text:style-name="T100">path and </text:span>basename for .az and .el files)</text:p>
      <text:p text:style-name="Standard"><text:s text:c="5"/>-txh Tx Height (above ground)</text:p>
      <text:p text:style-name="Standard"><text:s text:c="5"/>-rxh Rx Height(s) (optional. Default=0.1, <text:span text:style-name="T80">Standard 1.83m or 6 feet)</text:span></text:p>
      <text:p text:style-name="Standard"><text:s text:c="5"/>-rxg Rx gain dBd (optional for PPA text report, -<text:span text:style-name="T81">2.14 = <text:s/>0 dBi</text:span>)</text:p>
      <text:p text:style-name="Standard"><text:s text:c="5"/>-hp Horizontal Polarisation (default=vertical)</text:p>
      <text:p text:style-name="Standard"><text:s text:c="5"/>-rot <text:s/>( <text:s/>0.0 - 359.0 degrees, default 0.0) Antenna Pattern Rotation</text:p>
      <text:p text:style-name="Standard"><text:s text:c="5"/>-dt <text:s text:c="2"/>( -10.0 - 90.0 degrees, default 0.0) Antenna Downtilt</text:p>
      <text:p text:style-name="Standard"><text:s text:c="5"/>-dtdir ( 0.0 - 359.0 degrees, default 0.0) Antenna Downtilt Direction</text:p>
      <text:p text:style-name="Standard">Debugging:</text:p>
      <text:p text:style-name="Standard"><text:s text:c="5"/>-t Terrain greyscale background</text:p>
      <text:p text:style-name="Standard"><text:soft-page-break/><text:s text:c="5"/>-dbg Verbose debug messages</text:p>
      <text:p text:style-name="Standard"><text:s text:c="5"/>-ng Normalise Path Profile graph</text:p>
      <text:p text:style-name="Standard"><text:s text:c="5"/>-haf Halve 1 or 2 (optional)</text:p>
      <text:p text:style-name="Standard"><text:s text:c="5"/>-nothreads Turn off threaded processing</text:p>
      <text:p text:style-name="Standard"/>
      <text:p text:style-name="Standard"/>
      <text:p text:style-name="P60"><text:span text:style-name="T30">Running S</text:span><text:span text:style-name="T27">ignalServer - Scripting</text:span><text:span text:style-name="T32">:</text:span></text:p>
      <text:p text:style-name="P35"/>
      <text:p text:style-name="P35">By using wrapper scripts like runsig.sh and genkmz.sh, you can streamline running <text:span text:style-name="T79">S</text:span>ignal<text:span text:style-name="T79">S</text:span>erver by pre-setting some commonly used options in the runsig.sh file. <text:s/>Those options should be <text:span text:style-name="T78">the </text:span>ones you use every time you run <text:span text:style-name="T79">S</text:span>ignal<text:span text:style-name="T79">S</text:span>erver, like "<text:span text:style-name="T4">-m</text:span>" for metric or "-<text:span text:style-name="T4">sdf ./sdf_file_path</text:span>", for example, so you won't have to specify those options every time you run it. <text:s/>The genkmz.sh file will convert the output ppm file into a .png with transparent background, then will convert it to a Google Earth Keyhole Markup Language (.<text:span text:style-name="T77">kml</text:span>) file, and then it compresses it for size to a (.<text:span text:style-name="T77">kmz</text:span>) file. <text:s/>For example, <text:span text:style-name="T79">using</text:span> the provided sample runsig.sh and genkmz.sh <text:span text:style-name="T79">wrapper scripts generally goes like this</text:span>:</text:p>
      <text:p text:style-name="P35"/>
      <text:p text:style-name="P57">sudo ./runsig.sh <text:span text:style-name="T76">(-options...)</text:span> -o <text:span text:style-name="T76">outfile</text:span> | ./genkmz.sh</text:p>
      <text:p text:style-name="Standard"/>
      <text:p text:style-name="P42">This outputs <text:span text:style-name="T76">outfile.ppm, outfile.png and outfile</text:span>.kmz. <text:s/>It <text:span text:style-name="T77">could be further automated </text:span>to process this into calling from <text:span text:style-name="T77">a </text:span>database and then stor<text:span text:style-name="T77">ing</text:span> the resulting .<text:span text:style-name="T77">kmz files</text:span>. <text:s/><text:span text:style-name="T77">At </text:span>about 2 min<text:span text:style-name="T79">utes</text:span> to produce a plot on a 4 core <text:span text:style-name="T77">computer, one </text:span>c<text:span text:style-name="T77">ould</text:span> model all 1400 repeaters in <text:span text:style-name="T77">a given state in </text:span>about 48 hours.</text:p>
      <text:p text:style-name="P14"/>
      <text:p text:style-name="P71"><text:span text:style-name="T41">Running SignalServer - Example</text:span><text:span text:style-name="T43">s</text:span><text:span text:style-name="T41">:</text:span></text:p>
      <text:p text:style-name="P43"/>
      <text:p text:style-name="P59"><text:span text:style-name="T47">90m resolution</text:span><text:tab/></text:p>
      <text:p text:style-name="P54">- INPUTS: 900MHz tower at 25m AGL with 5W ERP, 30km radius</text:p>
      <text:p text:style-name="P54">- OUTPUTS: 1200 resolution, 30km radius, -90dBm receiver threshold, Longley Rice model</text:p>
      <text:p text:style-name="P59"/>
      <text:p text:style-name="P59"><text:s/><text:span text:style-name="T4">./signalserver -sdf /data/SRTM3 -lat 51.849 -lon -2.2299 -txh 25 -f 900 -erp 5 -rxh 2 -rt -90 -dbm -m -o test1 -R 30 -res 1200 -pm 1</text:span></text:p>
      <text:p text:style-name="P59"/>
      <text:p text:style-name="P43"><text:span text:style-name="T65">3</text:span>0m resolution</text:p>
      <text:p text:style-name="P55">- INPUTS: 450MHz tower at 25f AGL with 20W ERP, 10km radius</text:p>
      <text:p text:style-name="P55">- OUTPUTS: 3600 resolution, 30km radius, 10dBuV receiver threshold, Hata model</text:p>
      <text:p text:style-name="P59"/>
      <text:p text:style-name="P58">./signalserverHD -sdf /data/SRTM1 -lat 51.849 -lon -2.2299 -txh 25 -f 450 -erp 20 -rxh 2 -rt 10 -o test2 -R 10 -res 3600 -pm 3</text:p>
      <text:p text:style-name="P59"/>
      <text:p text:style-name="P43"><text:span text:style-name="T65">2</text:span>m resolution (LIDAR)</text:p>
      <text:p text:style-name="P55">- INPUTS: 1800MHz tower at 15m AGL with 1W ERP, 1 km radius</text:p>
      <text:p text:style-name="P55">- OUTPUTS: 2m LIDAR resolution, 5km radius, -90dBm receiver threshold, Longley Rice model</text:p>
      <text:p text:style-name="P59"/>
      <text:p text:style-name="P58">./signalserverLIDAR -lid /data/LIDAR/Gloucester_2m.asc -lat 51.849 -lon -2.2299 -txh 15 -f 1800 -erp 1 -rxh 2 -rt -90 -dbm -m -o test3 -R 1 -pm 1</text:p>
      <text:p text:style-name="P43"/>
      <text:p text:style-name="P43"><text:span text:style-name="T67">9</text:span>0m resolution <text:span text:style-name="T67">TSB-88</text:span> <text:span text:style-name="T66">interference contour</text:span></text:p>
      <text:p text:style-name="P55">- INPUTS: 4<text:span text:style-name="T65">46</text:span>MHz tower at <text:span text:style-name="T65">320</text:span>f AGL with <text:span text:style-name="T65">70</text:span>0W ERP, <text:span text:style-name="T65">150 mile</text:span> radius, <text:span text:style-name="T66">10% of time reliability.</text:span></text:p>
      <text:p text:style-name="P55">- OUTPUTS: <text:span text:style-name="T70">1200</text:span> resolution, <text:span text:style-name="T65">2</text:span>1dBuV receiver threshold, <text:span text:style-name="T65">Longley Rice</text:span> model</text:p>
      <text:p text:style-name="P59"/>
      <text:p text:style-name="P59"><text:span text:style-name="T4">./signalserver -sdf /mnt/data -lat 42.</text:span><text:span text:style-name="T11">2</text:span><text:span text:style-name="T4">28889 -lon -87.</text:span><text:span text:style-name="T11">8</text:span><text:span text:style-name="T4">12500 -txh 320 -rxh 6 -f 44</text:span><text:span text:style-name="T11">6.000</text:span><text:span text:style-name="T4"> -erp 70</text:span><text:span text:style-name="T12">0</text:span><text:span text:style-name="T4"> -rt 21 -te 3 -</text:span><text:span text:style-name="T10">rel</text:span><text:span text:style-name="T4"> 10 -pm 1 -R 1</text:span><text:span text:style-name="T12">5</text:span><text:span text:style-name="T4">0 -</text:span><text:span text:style-name="T12">color color/green </text:span><text:span text:style-name="T4">-o </text:span><text:span text:style-name="T12">rpt</text:span><text:span text:style-name="T11">_interf</text:span></text:p>
      <text:p text:style-name="P58"/>
      <text:p text:style-name="P43"><text:span text:style-name="T65">3</text:span>0m resolution <text:span text:style-name="T67">TSB-88</text:span> <text:span text:style-name="T66">interference contour</text:span></text:p>
      <text:p text:style-name="P55">- INPUTS: 4<text:span text:style-name="T65">46</text:span>MHz tower at <text:span text:style-name="T65">320</text:span>f AGL with <text:span text:style-name="T65">70</text:span>0W ERP, <text:span text:style-name="T65">150 mile</text:span> radius, <text:span text:style-name="T66">10% of time reliability.</text:span></text:p>
      <text:p text:style-name="P55">- OUTPUTS: <text:span text:style-name="T69">3600</text:span> resolution, <text:span text:style-name="T65">2</text:span>1dBuV receiver threshold, <text:span text:style-name="T65">Longley Rice</text:span> model</text:p>
      <text:p text:style-name="P58"/>
      <text:p text:style-name="P58">./signalserverHD -sdf /mnt/data-<text:span text:style-name="T67">hd</text:span> -lat 42.<text:span text:style-name="T68">4</text:span>28889 -lon -87.<text:span text:style-name="T67">8</text:span>12500 -txh 320 -rxh 6 -f 44<text:span text:style-name="T67">6.000</text:span> -erp 70<text:span text:style-name="T68">0</text:span> -rt 21 -te 3 -<text:span text:style-name="T66">rel</text:span> 10 -pm 1 -R <text:span text:style-name="T68">150</text:span> -<text:span text:style-name="T68">color -color/green </text:span>-o <text:span text:style-name="T68">rpt_intf-hd</text:span></text:p>
      <text:p text:style-name="P58"/>
      <text:p text:style-name="P43"><text:span text:style-name="T65">3</text:span>0m resolution <text:span text:style-name="T67">TSB-88</text:span> <text:span text:style-name="T67">service contour</text:span></text:p>
      <text:p text:style-name="P55">- INPUTS: 4<text:span text:style-name="T65">46</text:span>MHz tower at <text:span text:style-name="T65">320</text:span>f AGL with <text:span text:style-name="T65">70</text:span>0W ERP, <text:span text:style-name="T65">150 mile</text:span> radius, <text:span text:style-name="T68">50% of time reliability.</text:span></text:p>
      <text:p text:style-name="P55">- OUTPUTS: <text:span text:style-name="T70">1200</text:span> resolution, <text:span text:style-name="T67">39</text:span>dBuV receiver threshold, <text:span text:style-name="T65">Longley Rice</text:span> model</text:p>
      <text:p text:style-name="P55"/>
      <text:p text:style-name="P58">./signalserver -sdf /mnt/data -lat 42.<text:span text:style-name="T68">4</text:span>28889 -lon -87.<text:span text:style-name="T68">8</text:span>12500 -txh 320 -rxh 6 -f 44<text:span text:style-name="T69">6</text:span>.<text:span text:style-name="T69">000</text:span> -erp 70<text:span text:style-name="T69">0</text:span> -rt 39 -te 3 -<text:span text:style-name="T66">rel</text:span> 50 -pm 1 -R 50 -<text:span text:style-name="T70">color color/blue </text:span>-o <text:span text:style-name="T69">rpt_srvc</text:span></text:p>
      <text:p text:style-name="P58"/>
      <text:p text:style-name="P43"><text:span text:style-name="T65">90</text:span>m resolution <text:span text:style-name="T67">TSB-88</text:span> <text:span text:style-name="T67">service contour</text:span></text:p>
      <text:p text:style-name="P55">- INPUTS: 4<text:span text:style-name="T65">46</text:span>MHz tower at <text:span text:style-name="T65">320</text:span>f AGL with <text:span text:style-name="T65">70</text:span>0W ERP, <text:span text:style-name="T65">150 mile</text:span> radius, <text:span text:style-name="T68">50% of time reliability.</text:span></text:p>
      <text:p text:style-name="P55">- OUTPUTS: <text:span text:style-name="T69">3600</text:span> resolution, <text:span text:style-name="T67">39</text:span>dBuV receiver threshold, <text:span text:style-name="T65">Longley Rice</text:span> model</text:p>
      <text:p text:style-name="P55"><text:soft-page-break/></text:p>
      <text:p text:style-name="P58">./signalserverHD -sdf /mnt/data-<text:span text:style-name="T70">hd</text:span> -lat 42.<text:span text:style-name="T69">4</text:span>28889 -lon -87.<text:span text:style-name="T69">8</text:span>12500 -txh 320 -rxh 6 -f 44<text:span text:style-name="T69">6.00</text:span>0 -erp 70<text:span text:style-name="T69">0</text:span> -rt 39 -te 3 -<text:span text:style-name="T66">rel</text:span> 50 -pm 1 -R 50 -<text:span text:style-name="T70">color color/blue </text:span>-o <text:span text:style-name="T70">rpt_srvc-hd</text:span></text:p>
      <text:p text:style-name="P58"/>
      <text:p text:style-name="P58"/>
      <text:p text:style-name="P19"><text:span text:style-name="T51">Running SignalServer </text:span><text:span text:style-name="T52">with </text:span><text:span text:style-name="T54">W</text:span><text:span text:style-name="T52">rapper </text:span><text:span text:style-name="T54">S</text:span><text:span text:style-name="T52">cripts</text:span><text:span text:style-name="T51"> - Example</text:span><text:span text:style-name="T53">s</text:span><text:span text:style-name="T51">:</text:span></text:p>
      <text:p text:style-name="P14"/>
      <text:p text:style-name="P43"><text:span text:style-name="T65">3</text:span>0m resolution <text:span text:style-name="T67">TSB-88</text:span> <text:span text:style-name="T72">interference contour, DB413-B Antenna, azimuth at 225 deg:</text:span></text:p>
      <text:p text:style-name="P55">- INPUTS: 4<text:span text:style-name="T65">46</text:span>MHz tower at <text:span text:style-name="T65">320</text:span>f AGL with <text:span text:style-name="T65">70</text:span>0W ERP, <text:span text:style-name="T65">150 mile</text:span> radius, <text:span text:style-name="T72">10% of time reliability.</text:span></text:p>
      <text:p text:style-name="P54">- OUTPUTS: <text:span text:style-name="T65">600</text:span> resolution, <text:span text:style-name="T72">21</text:span>dBuV receiver threshold, <text:span text:style-name="T65">Longley Rice</text:span> model</text:p>
      <text:p text:style-name="P58"/>
      <text:p text:style-name="P58">sudo ./<text:span text:style-name="T71">runsig</text:span>.sh -lat 42.<text:span text:style-name="T76">4</text:span>28889 -lon -87.<text:span text:style-name="T76">8</text:span>12500 -txh 320 -f 44<text:span text:style-name="T76">6.000</text:span> -erp 70<text:span text:style-name="T76">0</text:span> -R 150 -res 300 -rel 10 -rt 21 -ant antenna/DB413-B -rot 225 -<text:span text:style-name="T72">color color/green </text:span>-o <text:span text:style-name="T72">rpt_interf</text:span> | ./genkmz.sh</text:p>
      <text:p text:style-name="P58"/>
      <text:p text:style-name="P43"><text:span text:style-name="T65">3</text:span>0m resolution <text:span text:style-name="T67">TSB-88</text:span> <text:span text:style-name="T67">service contour. DB413-B Antenna, azimuth at 225 deg:</text:span></text:p>
      <text:p text:style-name="P55">- INPUTS: 4<text:span text:style-name="T65">46</text:span>MHz tower at <text:span text:style-name="T65">320</text:span>f AGL with <text:span text:style-name="T65">70</text:span>0W ERP, <text:span text:style-name="T65">150 mile</text:span> radius, <text:span text:style-name="T68">50% of time reliability.</text:span></text:p>
      <text:p text:style-name="P54">- OUTPUTS: <text:span text:style-name="T65">600</text:span> resolution, <text:span text:style-name="T67">39</text:span>dBuV receiver threshold, <text:span text:style-name="T65">Longley Rice</text:span> model</text:p>
      <text:p text:style-name="P58"/>
      <text:p text:style-name="P58">sudo ./<text:span text:style-name="T71">runsig</text:span>.sh -lat 42.<text:span text:style-name="T76">4</text:span>28889 -lon -87.<text:span text:style-name="T76">8</text:span>12500 -txh 320 -f 44<text:span text:style-name="T76">6.000</text:span> -erp 70<text:span text:style-name="T76">0</text:span> -R 150 -res 300 -rel 50 -rt 39 -ant antenna/DB413-B -rot 225 -<text:span text:style-name="T72">color color/blue </text:span>-o <text:span text:style-name="T72">rpt_srvc</text:span> | ./genkmz.sh</text:p>
      <text:p text:style-name="P58"/>
      <text:p text:style-name="P55"><text:span text:style-name="T55">UDT Clutter </text:span><text:span text:style-name="T57">F</text:span><text:span text:style-name="T56">ile </text:span><text:span text:style-name="T57">E</text:span><text:span text:style-name="T56">xample</text:span><text:span text:style-name="T55">:</text:span></text:p>
      <text:p text:style-name="P55">- INPUTS: 4<text:span text:style-name="T65">46</text:span>MHz tower at <text:span text:style-name="T65">320</text:span>f AGL with <text:span text:style-name="T65">70</text:span>0W ERP, <text:span text:style-name="T65">150 mile</text:span> radius, <text:span text:style-name="T68">50% of time reliability.</text:span></text:p>
      <text:p text:style-name="P55"><text:span text:style-name="T73">- OUTPUTS: </text:span><text:span text:style-name="T74">600</text:span><text:span text:style-name="T73"> resolution, </text:span><text:span text:style-name="T75">39</text:span><text:span text:style-name="T73">dBuV receiver threshold, </text:span><text:span text:style-name="T74">Longley Rice</text:span><text:span text:style-name="T73"> model</text:span></text:p>
      <text:p text:style-name="P58"/>
      <text:p text:style-name="P58">sudo ./runsig.sh -lat 42.<text:span text:style-name="T76">42</text:span>8889 -lon -87.<text:span text:style-name="T76">8</text:span>12500 -txh 320 -f 44<text:span text:style-name="T76">6.000</text:span> -erp 70<text:span text:style-name="T76">0</text:span> -R 150 -res 600 -rel 50 -rt 39 -ant antenna/DB413-B -rot 225 -color color/blue -o <text:span text:style-name="T76">rpt_clutter</text:span> | ./genkmz.sh</text:p>
      <text:p text:style-name="P43"/>
      <text:p text:style-name="P68"><text:span text:style-name="T2">Running S</text:span>ignalServer - Misc Options/Notes:</text:p>
      <text:p text:style-name="P63"/>
      <text:p text:style-name="P63"/>
      <text:p text:style-name="P49">Variability Modes <text:span text:style-name="T88">of the Longley-Rice Model</text:span>:</text:p>
      <text:p text:style-name="P44"/>
      <text:p text:style-name="P49">The way <text:span text:style-name="T86">most RF coverage prediction programs work (SignalServer included) </text:span>is to draw multiple point-to-point radials around a transmitter to the "<text:span text:style-name="T86">receiver</text:span>" unit, rotating around the <text:span text:style-name="T86">given transmit</text:span> <text:span text:style-name="T86">location</text:span>. <text:s/><text:span text:style-name="T86">E</text:span>ach radial <text:span text:style-name="T86">is traced </text:span>out to it's end point; it determines where that is <text:span text:style-name="T86">b</text:span>y what the average signal strength is along the ray it's casting. <text:s/><text:span text:style-name="T88">The end point will be mostly determined by when the signal strength drops below the threshold value given with (</text:span><text:span text:style-name="T13">-rt</text:span><text:span text:style-name="T87">). <text:s/>Once it reaches that approximate endpoint</text:span>, it <text:span text:style-name="T89">mathematically </text:span>simulates jittering about and taking a bunch of random samples. <text:s/>Then, some statistical average weighting is applied to <text:span text:style-name="T88">those</text:span>, which are the "variability modes".</text:p>
      <text:p text:style-name="P44"/>
      <text:p text:style-name="P44"><text:span text:style-name="T88">To more accurately simulate the real world effects of propagation physics, the</text:span> calculations <text:span text:style-name="T88">ultimately come up with</text:span> a <text:span text:style-name="T84">statistical value of probability that in a given set of</text:span> of situations, location<text:span text:style-name="T86">s</text:span> and time<text:span text:style-name="T86">s</text:span>, <text:span text:style-name="T84">that a given signal will be above or below a set threshold value (-rt).</text:span></text:p>
      <text:p text:style-name="P49"/>
      <text:p text:style-name="P49"/>
      <text:p text:style-name="P49">The <text:span text:style-name="T90">S</text:span>pecific Variability <text:span text:style-name="T90">Mode P</text:span>ercentages:</text:p>
      <text:p text:style-name="P49"/>
      <text:p text:style-name="P49">Time<text:span text:style-name="T101">s</text:span> = samples multiple times per day, per hour, per minute, etc. <text:s/><text:span text:style-name="T91">This value defaults to 50%. <text:s/></text:span>This is best thought of as “50% of the time<text:span text:style-name="T101">s</text:span>, the signal will be at or greater than the <text:span text:style-name="T91">threshold</text:span> value”. <text:s/>This most directly affects availability or transmission reliability. <text:s/>Fade margins are expressed this way, and <text:span text:style-name="T89">typical </text:span>design model<text:span text:style-name="T89">s</text:span> call for 18 dB of <text:span text:style-name="T89">fade </text:span>margin, so that fits in at about a 98% reliability factor:</text:p>
      <text:p text:style-name="P49"/>
      <text:p text:style-name="P49">50%<text:tab/><text:tab/> 6 dB</text:p>
      <text:p text:style-name="P49">90%<text:tab/><text:tab/>10 dB</text:p>
      <text:p text:style-name="P49">99%<text:tab/><text:tab/>20 dB</text:p>
      <text:p text:style-name="P49">99.9%<text:tab/>30 dB</text:p>
      <text:p text:style-name="P49">99.99%<text:tab/>40 dB</text:p>
      <text:p text:style-name="P49"/>
      <text:p text:style-name="P45">Time is the primary variability that affects the outcome of the ultimate go-no-go decision of whether a signal is above or below the threshold value, so it has the most effect on the outcome of the plots. <text:s/>It is usually the only value that is changed when plotting either service and interference contours, the others usually are at their default values of 50%.</text:p>
      <text:p text:style-name="P49"/>
      <text:p text:style-name="P49">Locations = samples multiple locations around the end point. <text:s/>Uses many jittered positions, so it takes an average around the area, <text:span text:style-name="T90">and it is</text:span> expressed as a percentage of <text:span text:style-name="T91">sample </text:span>locations <text:span text:style-name="T90">at which </text:span>the signal will be at or above a given value. <text:s/><text:span text:style-name="T90">Note that is value is copied from either the Times or Situations percentage values given, and is not directly accessible from the command line. <text:s/>It is typically specified at it’s default value of 50%</text:span></text:p>
      <text:p text:style-name="P49"/>
      <text:p text:style-name="P49"><text:soft-page-break/>Situations = random stuff - Acts of God, Brownian Motion, Cosmic Rays, truly random events that can affect things. <text:s/>These natural effects are always present, so they affect <text:span text:style-name="T91">the</text:span> <text:span text:style-name="T91">ultimate outcome of the </text:span>variability modes. <text:s/>This is <text:span text:style-name="T91">usually </text:span>assumed to be <text:span text:style-name="T91">at</text:span> <text:span text:style-name="T91">its default</text:span> baseline of 50% and is dropped from <text:span text:style-name="T91">the </text:span>common notation <text:span text:style-name="T91">of</text:span> the F(X, Y) variability mode notation because it's relatively unimportant and does not change (much).</text:p>
      <text:p text:style-name="P49"/>
      <text:p text:style-name="P49"><text:span text:style-name="T83">The variability is usually expressed as </text:span>F(LOCATIONS,TIME). <text:s/><text:span text:style-name="T85">When doing TSB-88 style interference and service contours, the typical values used are F(50, 50) for plotting service contours and F(50, 10) for plotting interference contours. <text:s/>SignalServer uses the naming convention of signal “reliablity” and “confidence”. <text:s/>Reliability directly refers to “Times” and “Confidence” refers directly to “Situations”:</text:span></text:p>
      <text:p text:style-name="P49"/>
      <text:p text:style-name="P49">-rel reliability in LR model [LR.rel] <text:s/>(% of TIME F(<text:span text:style-name="T83">50, rel</text:span>) param, def<text:span text:style-name="T83">ault</text:span>=50)</text:p>
      <text:p text:style-name="P63"><text:span text:style-name="T47">-conf confidence in LR model [LR.conf] (% of SITUATIONS F(</text:span><text:span text:style-name="T49">conf,</text:span><text:span text:style-name="T48"> 50</text:span><text:span text:style-name="T47">) param, def</text:span><text:span text:style-name="T48">ault</text:span><text:span text:style-name="T47">=50)</text:span></text:p>
      <text:p text:style-name="P49"/>
      <text:p text:style-name="P65"><text:span text:style-name="T47">For the usual use, F(50, 10) for service plots uses the default of 50% for situations, and that value is copied to locations as well. <text:s/>Times (</text:span><text:span text:style-name="T16">-rel</text:span><text:span text:style-name="T47">) is set to 10%. <text:s/>For interference plots nothing needs to be specified at all to assume the default values of 50% for all three.</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Mono" svg:font-family="FreeMono"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21:58:52.228501804</meta:creation-date>
    <dc:date>2019-07-20T05:54:30.394219697</dc:date>
    <meta:editing-duration>PT2H9M5S</meta:editing-duration>
    <meta:editing-cycles>15</meta:editing-cycles>
    <meta:generator>LibreOffice/5.4.6.2$Linux_X86_64 LibreOffice_project/40m0$Build-2</meta:generator>
    <meta:document-statistic meta:table-count="0" meta:image-count="0" meta:object-count="0" meta:page-count="14" meta:paragraph-count="239" meta:word-count="3616" meta:character-count="22668" meta:non-whitespace-character-count="18895"/>
  </office:meta>
</office:document-meta>
</file>